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4.21pt"/>
    </style:style>
    <style:style style:name="co2" style:family="table-column">
      <style:table-column-properties fo:break-before="auto" style:column-width="71.26pt"/>
    </style:style>
    <style:style style:name="co3" style:family="table-column">
      <style:table-column-properties fo:break-before="auto" style:column-width="146.01pt"/>
    </style:style>
    <style:style style:name="co4" style:family="table-column">
      <style:table-column-properties fo:break-before="auto" style:column-width="129.6pt"/>
    </style:style>
    <style:style style:name="co5" style:family="table-column">
      <style:table-column-properties fo:break-before="auto" style:column-width="247.15pt"/>
    </style:style>
    <style:style style:name="co6" style:family="table-column">
      <style:table-column-properties fo:break-before="auto" style:column-width="366.66pt"/>
    </style:style>
    <style:style style:name="co7" style:family="table-column">
      <style:table-column-properties fo:break-before="auto" style:column-width="113.19pt"/>
    </style:style>
    <style:style style:name="co8" style:family="table-column">
      <style:table-column-properties fo:break-before="auto" style:column-width="326.81pt"/>
    </style:style>
    <style:style style:name="co9" style:family="table-column">
      <style:table-column-properties fo:break-before="auto" style:column-width="36.51pt"/>
    </style:style>
    <style:style style:name="co10" style:family="table-column">
      <style:table-column-properties fo:break-before="auto" style:column-width="34.95pt"/>
    </style:style>
    <style:style style:name="co1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5.04pt" fo:break-before="auto" style:use-optimal-row-height="true"/>
    </style:style>
    <style:style style:name="ro3" style:family="table-row">
      <style:table-row-properties style:row-height="36pt" fo:break-before="auto" style:use-optimal-row-height="false"/>
    </style:style>
    <style:style style:name="ro4" style:family="table-row">
      <style:table-row-properties style:row-height="57.46pt" fo:break-before="auto" style:use-optimal-row-height="true"/>
    </style:style>
    <style:style style:name="ro5" style:family="table-row">
      <style:table-row-properties style:row-height="68.66pt" fo:break-before="auto" style:use-optimal-row-height="true"/>
    </style:style>
    <style:style style:name="ro6" style:family="table-row">
      <style:table-row-properties style:row-height="60.6pt" fo:break-before="auto" style:use-optimal-row-height="true"/>
    </style:style>
    <style:style style:name="ro7" style:family="table-row">
      <style:table-row-properties style:row-height="15.6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 fo:wrap-option="wrap" fo:padding-bottom="3pt" fo:padding-left="0.99pt" fo:padding-right="0.99pt" fo:padding-top="2.01pt" style:vertical-align="middle"/>
      <style:paragraph-properties fo:text-align="center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wrap-option="wrap" style:vertical-align="middle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</style:style>
    <style:style style:name="ce6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8" style:family="table-cell" style:parent-style-name="Default">
      <style:table-cell-properties style:text-align-source="value-type" style:repeat-content="false" fo:wrap-option="wrap" style:vertical-align="middle"/>
      <style:paragraph-properties fo:margin-left="0pt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PPO_trait_classe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4"/>
        <table:table-column table:style-name="co4" table:number-columns-repeated="2" table:default-cell-style-name="ce2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number-columns-repeated="2" table:default-cell-style-name="ce4"/>
        <table:table-column table:style-name="co9" table:default-cell-style-name="ce10"/>
        <table:table-column table:style-name="co10" table:default-cell-style-name="Default"/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Label</text:p>
          </table:table-cell>
          <table:table-cell table:style-name="ce1" office:value-type="string" calcext:value-type="string">
            <text:p>Parent</text:p>
          </table:table-cell>
          <table:table-cell table:style-name="ce1" office:value-type="string" calcext:value-type="string">
            <text:p>Plant structure</text:p>
          </table:table-cell>
          <table:table-cell table:style-name="ce1" office:value-type="string" calcext:value-type="string">
            <text:p>Text definition</text:p>
          </table:table-cell>
          <table:table-cell table:style-name="ce1" office:value-type="string" calcext:value-type="string">
            <text:p>Superclass of</text:p>
          </table:table-cell>
          <table:table-cell table:style-name="ce1" office:value-type="string" calcext:value-type="string">
            <text:p>Disjoint with</text:p>
          </table:table-cell>
          <table:table-cell table:style-name="ce1" office:value-type="string" calcext:value-type="string">
            <text:p>Equivalent to</text:p>
          </table:table-cell>
          <table:table-cell table:style-name="ce1" office:value-type="string" calcext:value-type="string">
            <text:p>Subclass of</text:p>
          </table:table-cell>
          <table:table-cell table:style-name="ce9" office:value-type="string" calcext:value-type="string">
            <text:p>Ignore</text:p>
          </table:table-cell>
          <table:table-cell table:style-name="ce9" office:value-type="string" calcext:value-type="string">
            <text:p>Notes</text:p>
          </table:table-cell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600</text:p>
          </table:table-cell>
          <table:table-cell office:value-type="string" calcext:value-type="string">
            <text:p>'plant structures absent'</text:p>
          </table:table-cell>
          <table:table-cell office:value-type="string" calcext:value-type="string">
            <text:p>'plant structure presence'</text:p>
          </table:table-cell>
          <table:table-cell/>
          <table:table-cell table:style-name="ce5" office:value-type="string" calcext:value-type="string">
            <text:p>A {plant structure presence} trait that is a {quality of} a {whole plant} that does not have any of some {plant structure}.</text:p>
          </table:table-cell>
          <table:table-cell table:style-name="ce5" table:number-columns-repeated="3"/>
          <table:table-cell/>
          <table:table-cell table:style-name="ce7" office:value-type="string" calcext:value-type="string">
            <text:p>Y</text:p>
          </table:table-cell>
          <table:table-cell/>
        </table:table-row>
        <table:table-row table:style-name="ro3">
          <table:table-cell/>
          <table:table-cell table:style-name="Default"/>
          <table:table-cell table:number-columns-repeated="3"/>
          <table:table-cell table:style-name="ce5" table:number-columns-repeated="4"/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601</text:p>
          </table:table-cell>
          <table:table-cell table:formula="of:=SUBSTITUTE([.D4]; &quot;presence&quot;; &quot;absent&quot;)" office:value-type="string" office:string-value="'initial shoot growth absent'" calcext:value-type="string">
            <text:p>'initial shoot growth absent'</text:p>
          </table:table-cell>
          <table:table-cell office:value-type="string" calcext:value-type="string">
            <text:p>'initial shoot growth presence'</text:p>
          </table:table-cell>
          <table:table-cell table:style-name="ce3" office:value-type="string" calcext:value-type="string">
            <text:p>'initial shoot growth'</text:p>
          </table:table-cell>
          <table:table-cell table:style-name="ce5" table:formula="of:=CONCATENATE(&quot;A {&quot;; [.D4]; &quot;} trait that is a {quality of} a {whole plant} that does not have any &quot;; SUBSTITUTE([.E4]; &quot;'&quot;; &quot;&quot;); &quot;s {$&quot;; [.E4]; &quot;}.&quot;)" office:value-type="string" office:string-value="A {'initial shoot growth presence'} trait that is a {quality of} a {whole plant} that does not have any initial shoot growths {$'initial shoot growth'}." calcext:value-type="string">
            <text:p>A {'initial shoot growth presence'} trait that is a {quality of} a {whole plant} that does not have any initial shoot growths {$'initial shoot growth'}.</text:p>
          </table:table-cell>
          <table:table-cell table:style-name="ce5" table:formula="of:=CONCATENATE([.D4];&quot; AND 'has quality measurement' SOME (&quot;;CHAR(10);&quot;    'measurement datum' AND (&quot;;CHAR(10);&quot;        ('upper count' VALUE 0) OR ('upper percent' VALUE 0.0f)&quot;;CHAR(10);&quot;    )&quot;;CHAR(10);&quot;) &quot;)" office:value-type="string" office:string-value="'initial shoot growth presence' AND 'has quality measurement' SOME (&#10;    'measurement datum' AND (&#10;        ('upper count' VALUE 0) OR ('upper percent' VALUE 0.0f)&#10;    )&#10;) " calcext:value-type="string">
            <text:p>'initial shoot growth presence' AND 'has quality measurement' SOME (</text:p>
            <text:p>    'measurement datum' AND (</text:p>
            <text:p>        ('upper count' VALUE 0) OR ('upper percent' VALUE 0.0f)</text:p>
            <text:p>    )</text:p>
            <text:p>) </text:p>
          </table:table-cell>
          <table:table-cell table:style-name="ce8" table:formula="of:=SUBSTITUTE([.C4]; &quot;absent&quot;; &quot;present&quot;)" office:value-type="string" office:string-value="'initial shoot growth present'" calcext:value-type="string">
            <text:p>'initial shoot growth present'</text:p>
          </table:table-cell>
          <table:table-cell table:style-name="ce5" table:formula="of:=CONCATENATE(&quot;'plant structure presence' AND 'quality of' SOME (&quot;; CHAR(10); &quot;    'whole plant' AND NOT ('has part' SOME &quot;; [.E4]; &quot;)&quot;; CHAR(10); &quot;)&quot;)" office:value-type="string" office:string-value="'plant structure presence' AND 'quality of' SOME (&#10;    'whole plant' AND NOT ('has part' SOME 'initial shoot growth')&#10;)" calcext:value-type="string">
            <text:p>'plant structure presence' AND 'quality of' SOME (</text:p>
            <text:p>    'whole plant' AND NOT ('has part' SOME 'initial shoot growth')</text:p>
            <text:p>)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2602</text:p>
          </table:table-cell>
          <table:table-cell table:formula="of:=SUBSTITUTE(SUBSTITUTE([.D5]; &quot;presence&quot;; &quot;absent&quot;); &quot;system&quot;; &quot;systems&quot;)" office:value-type="string" office:string-value="'new above-ground shoot-borne shoot systems absent'" calcext:value-type="string">
            <text:p>'new above-ground shoot-borne shoot systems absent'</text:p>
          </table:table-cell>
          <table:table-cell office:value-type="string" calcext:value-type="string">
            <text:p>'new above-ground shoot-borne shoot system presence'</text:p>
          </table:table-cell>
          <table:table-cell table:style-name="ce3" office:value-type="string" calcext:value-type="string">
            <text:p>'new above-ground shoot-borne shoot system'</text:p>
          </table:table-cell>
          <table:table-cell table:style-name="ce5" table:formula="of:=CONCATENATE(&quot;A {&quot;; [.D5]; &quot;} trait that is a {quality of} a {whole plant} that does not have any &quot;; SUBSTITUTE(SUBSTITUTE([.E5]; &quot;'&quot;; &quot;&quot;); &quot;system&quot;; &quot;systems&quot;); &quot; {$&quot;; [.E5]; &quot;}.&quot;)" office:value-type="string" office:string-value="A {'new above-ground shoot-borne shoot system presence'} trait that is a {quality of} a {whole plant} that does not have any new above-ground shoot-borne shoot systems {$'new above-ground shoot-borne shoot system'}." calcext:value-type="string">
            <text:p>A {'new above-ground shoot-borne shoot system presence'} trait that is a {quality of} a {whole plant} that does not have any new above-ground shoot-borne shoot systems {$'new above-ground shoot-borne shoot system'}.</text:p>
          </table:table-cell>
          <table:table-cell table:style-name="ce5" table:formula="of:=CONCATENATE([.D5];&quot; AND 'has quality measurement' SOME (&quot;;CHAR(10);&quot;    'measurement datum' AND (&quot;;CHAR(10);&quot;        ('upper count' VALUE 0) OR ('upper percent' VALUE 0.0f)&quot;;CHAR(10);&quot;    )&quot;;CHAR(10);&quot;)&quot;)" office:value-type="string" office:string-value="'new above-ground shoot-borne shoot system presence' AND 'has quality measurement' SOME (&#10;    'measurement datum' AND (&#10;        ('upper count' VALUE 0) OR ('upper percent' VALUE 0.0f)&#10;    )&#10;)" calcext:value-type="string">
            <text:p>'new above-ground shoot-borne shoot system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style-name="ce8" table:formula="of:=SUBSTITUTE([.C5]; &quot;absent&quot;; &quot;present&quot;)" office:value-type="string" office:string-value="'new above-ground shoot-borne shoot systems present'" calcext:value-type="string">
            <text:p>'new above-ground shoot-borne shoot systems present'</text:p>
          </table:table-cell>
          <table:table-cell table:style-name="ce5" table:formula="of:=CONCATENATE(&quot;'plant structure presence' AND 'quality of' SOME (&quot;; CHAR(10); &quot;    'whole plant' AND NOT ('has part' SOME &quot;; [.E5]; &quot;)&quot;; CHAR(10); &quot;)&quot;)" office:value-type="string" office:string-value="'plant structure presence' AND 'quality of' SOME (&#10;    'whole plant' AND NOT ('has part' SOME 'new above-ground shoot-borne shoot system')&#10;)" calcext:value-type="string">
            <text:p>'plant structure presence' AND 'quality of' SOME (</text:p>
            <text:p>    'whole plant' AND NOT ('has part' SOME 'new above-ground shoot-borne shoot system')</text:p>
            <text:p>)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2603</text:p>
          </table:table-cell>
          <table:table-cell table:formula="of:=SUBSTITUTE(SUBSTITUTE([.D6]; &quot;presence&quot;; &quot;absent&quot;); &quot;system&quot;; &quot;systems&quot;)" office:value-type="string" office:string-value="'new shoot systems emerging from ground absent'" calcext:value-type="string">
            <text:p>'new shoot systems emerging from ground absent'</text:p>
          </table:table-cell>
          <table:table-cell office:value-type="string" calcext:value-type="string">
            <text:p>'new shoot system emerging from ground presence'</text:p>
          </table:table-cell>
          <table:table-cell table:style-name="ce3" office:value-type="string" calcext:value-type="string">
            <text:p>'new shoot system emerging from ground'</text:p>
          </table:table-cell>
          <table:table-cell table:style-name="ce5" table:formula="of:=CONCATENATE(&quot;A {&quot;; [.D6]; &quot;} trait that is a {quality of} a {whole plant} that does not have any &quot;; SUBSTITUTE(SUBSTITUTE([.E6]; &quot;'&quot;; &quot;&quot;); &quot;system&quot;; &quot;systems&quot;); &quot; {$&quot;; [.E6]; &quot;}.&quot;)" office:value-type="string" office:string-value="A {'new shoot system emerging from ground presence'} trait that is a {quality of} a {whole plant} that does not have any new shoot systems emerging from ground {$'new shoot system emerging from ground'}." calcext:value-type="string">
            <text:p>A {'new shoot system emerging from ground presence'} trait that is a {quality of} a {whole plant} that does not have any new shoot systems emerging from ground {$'new shoot system emerging from ground'}.</text:p>
          </table:table-cell>
          <table:table-cell table:style-name="ce5" table:formula="of:=CONCATENATE([.D6];&quot; AND 'has quality measurement' SOME (&quot;;CHAR(10);&quot;    'measurement datum' AND (&quot;;CHAR(10);&quot;        ('upper count' VALUE 0) OR ('upper percent' VALUE 0.0f)&quot;;CHAR(10);&quot;    )&quot;;CHAR(10);&quot;)&quot;)" office:value-type="string" office:string-value="'new shoot system emerging from ground presence' AND 'has quality measurement' SOME (&#10;    'measurement datum' AND (&#10;        ('upper count' VALUE 0) OR ('upper percent' VALUE 0.0f)&#10;    )&#10;)" calcext:value-type="string">
            <text:p>'new shoot system emerging from ground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style-name="ce8" table:formula="of:=SUBSTITUTE([.C6]; &quot;absent&quot;; &quot;present&quot;)" office:value-type="string" office:string-value="'new shoot systems emerging from ground present'" calcext:value-type="string">
            <text:p>'new shoot systems emerging from ground present'</text:p>
          </table:table-cell>
          <table:table-cell table:style-name="ce5" table:formula="of:=CONCATENATE(&quot;'plant structure presence' AND 'quality of' SOME (&quot;; CHAR(10); &quot;    'whole plant' AND NOT ('has part' SOME &quot;; [.E6]; &quot;)&quot;; CHAR(10); &quot;)&quot;)" office:value-type="string" office:string-value="'plant structure presence' AND 'quality of' SOME (&#10;    'whole plant' AND NOT ('has part' SOME 'new shoot system emerging from ground')&#10;)" calcext:value-type="string">
            <text:p>'plant structure presence' AND 'quality of' SOME (</text:p>
            <text:p>    'whole plant' AND NOT ('has part' SOME 'new shoot system emerging from ground')</text:p>
            <text:p>)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2604</text:p>
          </table:table-cell>
          <table:table-cell table:formula="of:=SUBSTITUTE(SUBSTITUTE([.D7]; &quot;presence&quot;; &quot;absent&quot;); &quot;system&quot;; &quot;systems&quot;)" office:value-type="string" office:string-value="'new shoot systems emerging from ground in first growth cycle absent'" calcext:value-type="string">
            <text:p>'new shoot systems emerging from ground in first growth cycle absent'</text:p>
          </table:table-cell>
          <table:table-cell office:value-type="string" calcext:value-type="string">
            <text:p>'new shoot system emerging from ground in first growth cycle presence'</text:p>
          </table:table-cell>
          <table:table-cell table:style-name="ce3" office:value-type="string" calcext:value-type="string">
            <text:p>'new shoot system emerging from ground in first growth cycle'</text:p>
          </table:table-cell>
          <table:table-cell table:style-name="ce5" table:formula="of:=CONCATENATE(&quot;A {&quot;; [.D7]; &quot;} trait that is a {quality of} a {whole plant} that does not have any &quot;; SUBSTITUTE(SUBSTITUTE([.E7]; &quot;'&quot;; &quot;&quot;); &quot;system&quot;; &quot;systems&quot;); &quot; {$&quot;; [.E7]; &quot;}.&quot;)" office:value-type="string" office:string-value="A {'new shoot system emerging from ground in first growth cycle presence'} trait that is a {quality of} a {whole plant} that does not have any new shoot systems emerging from ground in first growth cycle {$'new shoot system emerging from ground in first growth cycle'}." calcext:value-type="string">
            <text:p>A {'new shoot system emerging from ground in first growth cycle presence'} trait that is a {quality of} a {whole plant} that does not have any new shoot systems emerging from ground in first growth cycle {$'new shoot system emerging from ground in first growth cycle'}.</text:p>
          </table:table-cell>
          <table:table-cell table:style-name="ce5" table:formula="of:=CONCATENATE([.D7];&quot; AND 'has quality measurement' SOME (&quot;;CHAR(10);&quot;    'measurement datum' AND (&quot;;CHAR(10);&quot;        ('upper count' VALUE 0) OR ('upper percent' VALUE 0.0f)&quot;;CHAR(10);&quot;    )&quot;;CHAR(10);&quot;)&quot;)" office:value-type="string" office:string-value="'new shoot system emerging from ground in first growth cycle presence' AND 'has quality measurement' SOME (&#10;    'measurement datum' AND (&#10;        ('upper count' VALUE 0) OR ('upper percent' VALUE 0.0f)&#10;    )&#10;)" calcext:value-type="string">
            <text:p>'new shoot system emerging from ground in first growth cycle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style-name="ce8" table:formula="of:=SUBSTITUTE([.C7]; &quot;absent&quot;; &quot;present&quot;)" office:value-type="string" office:string-value="'new shoot systems emerging from ground in first growth cycle present'" calcext:value-type="string">
            <text:p>'new shoot systems emerging from ground in first growth cycle present'</text:p>
          </table:table-cell>
          <table:table-cell table:style-name="ce5" table:formula="of:=CONCATENATE(&quot;'plant structure presence' AND 'quality of' SOME (&quot;; CHAR(10); &quot;    'whole plant' AND NOT ('has part' SOME &quot;; [.E7]; &quot;)&quot;; CHAR(10); &quot;)&quot;)" office:value-type="string" office:string-value="'plant structure presence' AND 'quality of' SOME (&#10;    'whole plant' AND NOT ('has part' SOME 'new shoot system emerging from ground in first growth cycle')&#10;)" calcext:value-type="string">
            <text:p>'plant structure presence' AND 'quality of' SOME (</text:p>
            <text:p>    'whole plant' AND NOT ('has part' SOME 'new shoot system emerging from ground in first growth cycle')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605</text:p>
          </table:table-cell>
          <table:table-cell table:formula="of:=SUBSTITUTE([.D8]; &quot;presence&quot;; &quot;absent&quot;)" office:value-type="string" office:string-value="'seedling absent'" calcext:value-type="string">
            <text:p>'seedling absent'</text:p>
          </table:table-cell>
          <table:table-cell office:value-type="string" calcext:value-type="string">
            <text:p>'seedling presence'</text:p>
          </table:table-cell>
          <table:table-cell table:style-name="ce3" office:value-type="string" calcext:value-type="string">
            <text:p>'seedling'</text:p>
          </table:table-cell>
          <table:table-cell table:style-name="ce5" office:value-type="string" calcext:value-type="string">
            <text:p>An {seedling presence} trait that is a {quality of} a {whole plant} that is not a {seedling}.</text:p>
          </table:table-cell>
          <table:table-cell table:style-name="ce5" table:formula="of:=CONCATENATE([.D8];&quot; AND 'has quality measurement' SOME (&quot;;CHAR(10);&quot;    'measurement datum' AND (&quot;;CHAR(10);&quot;        ('upper count' VALUE 0) OR ('upper percent' VALUE 0.0f)&quot;;CHAR(10);&quot;    )&quot;;CHAR(10);&quot;)&quot;)" office:value-type="string" office:string-value="'seedling presence' AND 'has quality measurement' SOME (&#10;    'measurement datum' AND (&#10;        ('upper count' VALUE 0) OR ('upper percent' VALUE 0.0f)&#10;    )&#10;)" calcext:value-type="string">
            <text:p>'seedling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style-name="ce8" table:formula="of:=SUBSTITUTE([.C8]; &quot;absent&quot;; &quot;present&quot;)" office:value-type="string" office:string-value="'seedling present'" calcext:value-type="string">
            <text:p>'seedling present'</text:p>
          </table:table-cell>
          <table:table-cell table:style-name="ce5" table:formula="of:=CONCATENATE(&quot;'plant structure presence' AND 'quality of' SOME (&quot;; CHAR(10); &quot;    'whole plant' AND NOT ('has part' SOME &quot;; [.E8]; &quot;)&quot;; CHAR(10); &quot;)&quot;)" office:value-type="string" office:string-value="'plant structure presence' AND 'quality of' SOME (&#10;    'whole plant' AND NOT ('has part' SOME 'seedling')&#10;)" calcext:value-type="string">
            <text:p>'plant structure presence' AND 'quality of' SOME (</text:p>
            <text:p>    'whole plant' AND NOT ('has part' SOME 'seedling')</text:p>
            <text:p>)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2606</text:p>
          </table:table-cell>
          <table:table-cell table:formula="of:=SUBSTITUTE(SUBSTITUTE([.D9]; &quot;presence&quot;; &quot;absent&quot;); &quot;system&quot;; &quot;systems&quot;)" office:value-type="string" office:string-value="'new shoot systems emerging from ground in later growth cycle absent'" calcext:value-type="string">
            <text:p>'new shoot systems emerging from ground in later growth cycle absent'</text:p>
          </table:table-cell>
          <table:table-cell office:value-type="string" calcext:value-type="string">
            <text:p>'new shoot system emerging from ground in later growth cycle presence'</text:p>
          </table:table-cell>
          <table:table-cell table:style-name="ce3" office:value-type="string" calcext:value-type="string">
            <text:p>'new shoot system emerging from ground in later growth cycle'</text:p>
          </table:table-cell>
          <table:table-cell table:style-name="ce5" table:formula="of:=CONCATENATE(&quot;A {&quot;; [.D9]; &quot;} trait that is a {quality of} a {whole plant} that does not have any &quot;; SUBSTITUTE(SUBSTITUTE([.E9]; &quot;'&quot;; &quot;&quot;); &quot;system&quot;; &quot;systems&quot;); &quot; {$&quot;; [.E9]; &quot;}.&quot;)" office:value-type="string" office:string-value="A {'new shoot system emerging from ground in later growth cycle presence'} trait that is a {quality of} a {whole plant} that does not have any new shoot systems emerging from ground in later growth cycle {$'new shoot system emerging from ground in later growth cycle'}." calcext:value-type="string">
            <text:p>A {'new shoot system emerging from ground in later growth cycle presence'} trait that is a {quality of} a {whole plant} that does not have any new shoot systems emerging from ground in later growth cycle {$'new shoot system emerging from ground in later growth cycle'}.</text:p>
          </table:table-cell>
          <table:table-cell table:style-name="ce5" table:formula="of:=CONCATENATE([.D9];&quot; AND 'has quality measurement' SOME (&quot;;CHAR(10);&quot;    'measurement datum' AND (&quot;;CHAR(10);&quot;        ('upper count' VALUE 0) OR ('upper percent' VALUE 0.0f)&quot;;CHAR(10);&quot;    )&quot;;CHAR(10);&quot;)&quot;)" office:value-type="string" office:string-value="'new shoot system emerging from ground in later growth cycle presence' AND 'has quality measurement' SOME (&#10;    'measurement datum' AND (&#10;        ('upper count' VALUE 0) OR ('upper percent' VALUE 0.0f)&#10;    )&#10;)" calcext:value-type="string">
            <text:p>'new shoot system emerging from ground in later growth cycle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style-name="ce8" table:formula="of:=SUBSTITUTE([.C9]; &quot;absent&quot;; &quot;present&quot;)" office:value-type="string" office:string-value="'new shoot systems emerging from ground in later growth cycle present'" calcext:value-type="string">
            <text:p>'new shoot systems emerging from ground in later growth cycle present'</text:p>
          </table:table-cell>
          <table:table-cell table:style-name="ce5" table:formula="of:=CONCATENATE(&quot;'plant structure presence' AND 'quality of' SOME (&quot;; CHAR(10); &quot;    'whole plant' AND NOT ('has part' SOME &quot;; [.E9]; &quot;)&quot;; CHAR(10); &quot;)&quot;)" office:value-type="string" office:string-value="'plant structure presence' AND 'quality of' SOME (&#10;    'whole plant' AND NOT ('has part' SOME 'new shoot system emerging from ground in later growth cycle')&#10;)" calcext:value-type="string">
            <text:p>'plant structure presence' AND 'quality of' SOME (</text:p>
            <text:p>    'whole plant' AND NOT ('has part' SOME 'new shoot system emerging from ground in later growth cycle')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607</text:p>
          </table:table-cell>
          <table:table-cell table:formula="of:=SUBSTITUTE([.D10]; &quot; presence&quot;; &quot;s absent&quot;)" office:value-type="string" office:string-value="'swelling leaf buds absent'" calcext:value-type="string">
            <text:p>'swelling leaf buds absent'</text:p>
          </table:table-cell>
          <table:table-cell office:value-type="string" calcext:value-type="string">
            <text:p>'swelling leaf bud presence'</text:p>
          </table:table-cell>
          <table:table-cell table:style-name="ce3" office:value-type="string" calcext:value-type="string">
            <text:p>'swelling leaf bud'</text:p>
          </table:table-cell>
          <table:table-cell table:style-name="ce5" table:formula="of:=CONCATENATE(&quot;A {&quot;; [.D10]; &quot;} trait that is a {quality of} a {whole plant} that does not have any &quot;; SUBSTITUTE(SUBSTITUTE([.E10]; &quot;'&quot;; &quot;&quot;); &quot;bud&quot;; &quot;buds&quot;); &quot; {$&quot;; [.E10]; &quot;}.&quot;)" office:value-type="string" office:string-value="A {'swelling leaf bud presence'} trait that is a {quality of} a {whole plant} that does not have any swelling leaf buds {$'swelling leaf bud'}." calcext:value-type="string">
            <text:p>A {'swelling leaf bud presence'} trait that is a {quality of} a {whole plant} that does not have any swelling leaf buds {$'swelling leaf bud'}.</text:p>
          </table:table-cell>
          <table:table-cell table:style-name="ce5" table:formula="of:=CONCATENATE([.D10];&quot; AND 'has quality measurement' SOME (&quot;;CHAR(10);&quot;    'measurement datum' AND (&quot;;CHAR(10);&quot;        ('upper count' VALUE 0) OR ('upper percent' VALUE 0.0f)&quot;;CHAR(10);&quot;    )&quot;;CHAR(10);&quot;)&quot;)" office:value-type="string" office:string-value="'swelling leaf bud presence' AND 'has quality measurement' SOME (&#10;    'measurement datum' AND (&#10;        ('upper count' VALUE 0) OR ('upper percent' VALUE 0.0f)&#10;    )&#10;)" calcext:value-type="string">
            <text:p>'swelling leaf bud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style-name="ce8" table:formula="of:=SUBSTITUTE([.C10]; &quot;absent&quot;; &quot;present&quot;)" office:value-type="string" office:string-value="'swelling leaf buds present'" calcext:value-type="string">
            <text:p>'swelling leaf buds present'</text:p>
          </table:table-cell>
          <table:table-cell table:style-name="ce5" table:formula="of:=CONCATENATE(&quot;'plant structure presence' AND 'quality of' SOME (&quot;; CHAR(10); &quot;    'whole plant' AND NOT ('has part' SOME &quot;; [.E10]; &quot;)&quot;; CHAR(10); &quot;)&quot;)" office:value-type="string" office:string-value="'plant structure presence' AND 'quality of' SOME (&#10;    'whole plant' AND NOT ('has part' SOME 'swelling leaf bud')&#10;)" calcext:value-type="string">
            <text:p>'plant structure presence' AND 'quality of' SOME (</text:p>
            <text:p>    'whole plant' AND NOT ('has part' SOME 'swelling leaf bud')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608</text:p>
          </table:table-cell>
          <table:table-cell table:formula="of:=SUBSTITUTE([.D11]; &quot; presence&quot;; &quot;s absent&quot;)" office:value-type="string" office:string-value="'breaking leaf buds absent'" calcext:value-type="string">
            <text:p>'breaking leaf buds absent'</text:p>
          </table:table-cell>
          <table:table-cell office:value-type="string" calcext:value-type="string">
            <text:p>'breaking leaf bud presence'</text:p>
          </table:table-cell>
          <table:table-cell table:style-name="ce3" office:value-type="string" calcext:value-type="string">
            <text:p>'breaking leaf bud'</text:p>
          </table:table-cell>
          <table:table-cell table:style-name="ce5" table:formula="of:=CONCATENATE(&quot;A {&quot;; [.D11]; &quot;} trait that is a {quality of} a {whole plant} that does not have any &quot;; SUBSTITUTE(SUBSTITUTE([.E11]; &quot;'&quot;; &quot;&quot;); &quot;bud&quot;; &quot;buds&quot;); &quot; {$&quot;; [.E11]; &quot;}.&quot;)" office:value-type="string" office:string-value="A {'breaking leaf bud presence'} trait that is a {quality of} a {whole plant} that does not have any breaking leaf buds {$'breaking leaf bud'}." calcext:value-type="string">
            <text:p>A {'breaking leaf bud presence'} trait that is a {quality of} a {whole plant} that does not have any breaking leaf buds {$'breaking leaf bud'}.</text:p>
          </table:table-cell>
          <table:table-cell table:style-name="ce5" table:formula="of:=CONCATENATE([.D11];&quot; AND 'has quality measurement' SOME (&quot;;CHAR(10);&quot;    'measurement datum' AND (&quot;;CHAR(10);&quot;        ('upper count' VALUE 0) OR ('upper percent' VALUE 0.0f)&quot;;CHAR(10);&quot;    )&quot;;CHAR(10);&quot;)&quot;)" office:value-type="string" office:string-value="'breaking leaf bud presence' AND 'has quality measurement' SOME (&#10;    'measurement datum' AND (&#10;        ('upper count' VALUE 0) OR ('upper percent' VALUE 0.0f)&#10;    )&#10;)" calcext:value-type="string">
            <text:p>'breaking leaf bud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style-name="ce8" table:formula="of:=SUBSTITUTE([.C11]; &quot;absent&quot;; &quot;present&quot;)" office:value-type="string" office:string-value="'breaking leaf buds present'" calcext:value-type="string">
            <text:p>'breaking leaf buds present'</text:p>
          </table:table-cell>
          <table:table-cell table:style-name="ce5" table:formula="of:=CONCATENATE(&quot;'plant structure presence' AND 'quality of' SOME (&quot;; CHAR(10); &quot;    'whole plant' AND NOT ('has part' SOME &quot;; [.E11]; &quot;)&quot;; CHAR(10); &quot;)&quot;)" office:value-type="string" office:string-value="'plant structure presence' AND 'quality of' SOME (&#10;    'whole plant' AND NOT ('has part' SOME 'breaking leaf bud')&#10;)" calcext:value-type="string">
            <text:p>'plant structure presence' AND 'quality of' SOME (</text:p>
            <text:p>    'whole plant' AND NOT ('has part' SOME 'breaking leaf bud')</text:p>
            <text:p>)</text:p>
          </table:table-cell>
          <table:table-cell table:number-columns-repeated="3"/>
        </table:table-row>
        <table:table-row table:style-name="ro3">
          <table:table-cell/>
          <table:table-cell table:style-name="Default"/>
          <table:table-cell table:number-columns-repeated="2"/>
          <table:table-cell table:style-name="ce3"/>
          <table:table-cell table:style-name="ce5" table:number-columns-repeated="4"/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609</text:p>
          </table:table-cell>
          <table:table-cell table:formula="of:=SUBSTITUTE([.D13]; &quot;leaf presence&quot;; &quot;leaves absent&quot;)" office:value-type="string" office:string-value="'vascular leaves absent'" calcext:value-type="string">
            <text:p>'vascular leaves absent'</text:p>
          </table:table-cell>
          <table:table-cell office:value-type="string" calcext:value-type="string">
            <text:p>'vascular leaf presence'</text:p>
          </table:table-cell>
          <table:table-cell office:value-type="string" calcext:value-type="string">
            <text:p>'vascular leaf'</text:p>
          </table:table-cell>
          <table:table-cell table:style-name="ce8" table:formula="of:=CONCATENATE(&quot;A {&quot;; [.D13]; &quot;} trait that is a {quality of} a {whole plant} that does not have any &quot;; SUBSTITUTE(SUBSTITUTE([.E13]; &quot;'&quot;; &quot;&quot;); &quot;leaf&quot;; &quot;leaves&quot;); &quot; {$&quot;; [.E13]; &quot;}.&quot;)" office:value-type="string" office:string-value="A {'vascular leaf presence'} trait that is a {quality of} a {whole plant} that does not have any vascular leaves {$'vascular leaf'}." calcext:value-type="string">
            <text:p>A {'vascular leaf presence'} trait that is a {quality of} a {whole plant} that does not have any vascular leaves {$'vascular leaf'}.</text:p>
          </table:table-cell>
          <table:table-cell table:style-name="ce5" table:formula="of:=CONCATENATE([.D13];&quot; AND 'has quality measurement' SOME (&quot;;CHAR(10);&quot;    'measurement datum' AND (&quot;;CHAR(10);&quot;        ('upper count' VALUE 0) OR ('upper percent' VALUE 0.0f)&quot;;CHAR(10);&quot;    )&quot;;CHAR(10);&quot;)&quot;)" office:value-type="string" office:string-value="'vascular leaf presence' AND 'has quality measurement' SOME (&#10;    'measurement datum' AND (&#10;        ('upper count' VALUE 0) OR ('upper percent' VALUE 0.0f)&#10;    )&#10;)" calcext:value-type="string">
            <text:p>'vascular leaf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style-name="ce8" table:formula="of:=SUBSTITUTE([.C13]; &quot;absent&quot;; &quot;present&quot;)" office:value-type="string" office:string-value="'vascular leaves present'" calcext:value-type="string">
            <text:p>'vascular leaves present'</text:p>
          </table:table-cell>
          <table:table-cell table:style-name="ce5" table:formula="of:=CONCATENATE(&quot;'plant structure presence' AND 'quality of' SOME (&quot;; CHAR(10); &quot;    'whole plant' AND NOT ('has part' SOME &quot;; [.E13]; &quot;)&quot;; CHAR(10); &quot;)&quot;)" office:value-type="string" office:string-value="'plant structure presence' AND 'quality of' SOME (&#10;    'whole plant' AND NOT ('has part' SOME 'vascular leaf')&#10;)" calcext:value-type="string">
            <text:p>'plant structure presence' AND 'quality of' SOME (</text:p>
            <text:p>    'whole plant' AND NOT ('has part' SOME 'vascular leaf')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610</text:p>
          </table:table-cell>
          <table:table-cell table:formula="of:=SUBSTITUTE([.D14]; &quot;leaf presence&quot;; &quot;leaves absent&quot;)" office:value-type="string" office:string-value="'true leaves absent'" calcext:value-type="string">
            <text:p>'true leaves absent'</text:p>
          </table:table-cell>
          <table:table-cell office:value-type="string" calcext:value-type="string">
            <text:p>'true leaf presence'</text:p>
          </table:table-cell>
          <table:table-cell table:style-name="ce3" office:value-type="string" calcext:value-type="string">
            <text:p>'true leaf'</text:p>
          </table:table-cell>
          <table:table-cell table:style-name="ce8" table:formula="of:=CONCATENATE(&quot;A {&quot;; [.D14]; &quot;} trait that is a {quality of} a {whole plant} that does not have any &quot;; SUBSTITUTE(SUBSTITUTE([.E14]; &quot;'&quot;; &quot;&quot;); &quot;leaf&quot;; &quot;leaves&quot;); &quot; {$&quot;; [.E14]; &quot;}.&quot;)" office:value-type="string" office:string-value="A {'true leaf presence'} trait that is a {quality of} a {whole plant} that does not have any true leaves {$'true leaf'}." calcext:value-type="string">
            <text:p>A {'true leaf presence'} trait that is a {quality of} a {whole plant} that does not have any true leaves {$'true leaf'}.</text:p>
          </table:table-cell>
          <table:table-cell table:style-name="ce5" table:formula="of:=CONCATENATE([.D14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true leaf presence' AND 'has quality measurement' SOME (&#10;    'measurement datum' AND (&#10;        ('upper count' VALUE 0) OR ('upper percent' VALUE 0.0f)&#10;    )&#10;)" calcext:value-type="string">
            <text:p>'true leaf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style-name="ce8" table:formula="of:=SUBSTITUTE([.C14]; &quot;absent&quot;; &quot;present&quot;)" office:value-type="string" office:string-value="'true leaves present'" calcext:value-type="string">
            <text:p>'true leaves present'</text:p>
          </table:table-cell>
          <table:table-cell table:style-name="ce5" table:formula="of:=CONCATENATE(&quot;'plant structure presence' AND 'quality of' SOME (&quot;; CHAR(10); &quot;    'whole plant' AND NOT ('has part' SOME &quot;; [.E14]; &quot;)&quot;; CHAR(10); &quot;)&quot;)" office:value-type="string" office:string-value="'plant structure presence' AND 'quality of' SOME (&#10;    'whole plant' AND NOT ('has part' SOME 'true leaf')&#10;)" calcext:value-type="string">
            <text:p>'plant structure presence' AND 'quality of' SOME (</text:p>
            <text:p>    'whole plant' AND NOT ('has part' SOME 'true leaf')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611</text:p>
          </table:table-cell>
          <table:table-cell table:formula="of:=SUBSTITUTE([.D15]; &quot;leaf presence&quot;; &quot;leaves absent&quot;)" office:value-type="string" office:string-value="'unfolding true leaves absent'" calcext:value-type="string">
            <text:p>'unfolding true leaves absent'</text:p>
          </table:table-cell>
          <table:table-cell office:value-type="string" calcext:value-type="string">
            <text:p>'unfolding true leaf presence'</text:p>
          </table:table-cell>
          <table:table-cell table:style-name="ce3" office:value-type="string" calcext:value-type="string">
            <text:p>'unfolding true leaf'</text:p>
          </table:table-cell>
          <table:table-cell table:style-name="ce8" table:formula="of:=CONCATENATE(&quot;An {&quot;; [.D15]; &quot;} trait that is a {quality of} a {whole plant} that does not have any &quot;; SUBSTITUTE(SUBSTITUTE([.E15]; &quot;'&quot;; &quot;&quot;); &quot;leaf&quot;; &quot;leaves&quot;); &quot; {$&quot;; [.E15]; &quot;}.&quot;)" office:value-type="string" office:string-value="An {'unfolding true leaf presence'} trait that is a {quality of} a {whole plant} that does not have any unfolding true leaves {$'unfolding true leaf'}." calcext:value-type="string">
            <text:p>An {'unfolding true leaf presence'} trait that is a {quality of} a {whole plant} that does not have any unfolding true leaves {$'unfolding true leaf'}.</text:p>
          </table:table-cell>
          <table:table-cell table:style-name="ce5" table:formula="of:=CONCATENATE([.D15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unfolding true leaf presence' AND 'has quality measurement' SOME (&#10;    'measurement datum' AND (&#10;        ('upper count' VALUE 0) OR ('upper percent' VALUE 0.0f)&#10;    )&#10;)" calcext:value-type="string">
            <text:p>'unfolding true leaf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style-name="ce8" table:formula="of:=SUBSTITUTE([.C15]; &quot;absent&quot;; &quot;present&quot;)" office:value-type="string" office:string-value="'unfolding true leaves present'" calcext:value-type="string">
            <text:p>'unfolding true leaves present'</text:p>
          </table:table-cell>
          <table:table-cell table:style-name="ce5" table:formula="of:=CONCATENATE(&quot;'plant structure presence' AND 'quality of' SOME (&quot;; CHAR(10); &quot;    'whole plant' AND NOT ('has part' SOME &quot;; [.E15]; &quot;)&quot;; CHAR(10); &quot;)&quot;)" office:value-type="string" office:string-value="'plant structure presence' AND 'quality of' SOME (&#10;    'whole plant' AND NOT ('has part' SOME 'unfolding true leaf')&#10;)" calcext:value-type="string">
            <text:p>'plant structure presence' AND 'quality of' SOME (</text:p>
            <text:p>    'whole plant' AND NOT ('has part' SOME 'unfolding true leaf')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612</text:p>
          </table:table-cell>
          <table:table-cell table:formula="of:=SUBSTITUTE([.D16]; &quot;leaf presence&quot;; &quot;leaves absent&quot;)" office:value-type="string" office:string-value="'unfolded true leaves absent'" calcext:value-type="string">
            <text:p>'unfolded true leaves absent'</text:p>
          </table:table-cell>
          <table:table-cell office:value-type="string" calcext:value-type="string">
            <text:p>'unfolded true leaf presence'</text:p>
          </table:table-cell>
          <table:table-cell table:style-name="ce3" office:value-type="string" calcext:value-type="string">
            <text:p>'unfolded true leaf'</text:p>
          </table:table-cell>
          <table:table-cell table:style-name="ce8" table:formula="of:=CONCATENATE(&quot;An {&quot;; [.D16]; &quot;} trait that is a {quality of} a {whole plant} that does not have any &quot;; SUBSTITUTE(SUBSTITUTE([.E16]; &quot;'&quot;; &quot;&quot;); &quot;leaf&quot;; &quot;leaves&quot;); &quot; {$&quot;; [.E16]; &quot;}.&quot;)" office:value-type="string" office:string-value="An {'unfolded true leaf presence'} trait that is a {quality of} a {whole plant} that does not have any unfolded true leaves {$'unfolded true leaf'}." calcext:value-type="string">
            <text:p>An {'unfolded true leaf presence'} trait that is a {quality of} a {whole plant} that does not have any unfolded true leaves {$'unfolded true leaf'}.</text:p>
          </table:table-cell>
          <table:table-cell table:style-name="ce5" table:formula="of:=CONCATENATE([.D16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unfolded true leaf presence' AND 'has quality measurement' SOME (&#10;    'measurement datum' AND (&#10;        ('upper count' VALUE 0) OR ('upper percent' VALUE 0.0f)&#10;    )&#10;)" calcext:value-type="string">
            <text:p>'unfolded true leaf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style-name="ce8" table:formula="of:=SUBSTITUTE([.C16]; &quot;absent&quot;; &quot;present&quot;)" office:value-type="string" office:string-value="'unfolded true leaves present'" calcext:value-type="string">
            <text:p>'unfolded true leaves present'</text:p>
          </table:table-cell>
          <table:table-cell table:style-name="ce5" table:formula="of:=CONCATENATE(&quot;'plant structure presence' AND 'quality of' SOME (&quot;; CHAR(10); &quot;    'whole plant' AND NOT ('has part' SOME &quot;; [.E16]; &quot;)&quot;; CHAR(10); &quot;)&quot;)" office:value-type="string" office:string-value="'plant structure presence' AND 'quality of' SOME (&#10;    'whole plant' AND NOT ('has part' SOME 'unfolded true leaf')&#10;)" calcext:value-type="string">
            <text:p>'plant structure presence' AND 'quality of' SOME (</text:p>
            <text:p>    'whole plant' AND NOT ('has part' SOME 'unfolded true leaf')</text:p>
            <text:p>)</text:p>
          </table:table-cell>
          <table:table-cell table:style-name="ce5"/>
          <table:table-cell table:number-columns-repeated="2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2613</text:p>
          </table:table-cell>
          <table:table-cell table:formula="of:=SUBSTITUTE([.D17]; &quot;leaf presence&quot;; &quot;leaves absent&quot;)" office:value-type="string" office:string-value="'non-senescing unfolded true leaves absent'" calcext:value-type="string">
            <text:p>'non-senescing unfolded true leaves absent'</text:p>
          </table:table-cell>
          <table:table-cell office:value-type="string" calcext:value-type="string">
            <text:p>'non-senescing unfolded true leaf presence'</text:p>
          </table:table-cell>
          <table:table-cell table:style-name="ce3" office:value-type="string" calcext:value-type="string">
            <text:p>'non-senescing unfolded true leaf'</text:p>
          </table:table-cell>
          <table:table-cell table:style-name="ce8" table:formula="of:=CONCATENATE(&quot;A {&quot;; [.D17]; &quot;} trait that is a {quality of} a {whole plant} that does not have any &quot;; SUBSTITUTE(SUBSTITUTE([.E17]; &quot;'&quot;; &quot;&quot;); &quot;leaf&quot;; &quot;leaves&quot;); &quot; {$&quot;; [.E17]; &quot;}.&quot;)" office:value-type="string" office:string-value="A {'non-senescing unfolded true leaf presence'} trait that is a {quality of} a {whole plant} that does not have any non-senescing unfolded true leaves {$'non-senescing unfolded true leaf'}." calcext:value-type="string">
            <text:p>A {'non-senescing unfolded true leaf presence'} trait that is a {quality of} a {whole plant} that does not have any non-senescing unfolded true leaves {$'non-senescing unfolded true leaf'}.</text:p>
          </table:table-cell>
          <table:table-cell table:style-name="ce5" table:formula="of:=CONCATENATE([.D17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non-senescing unfolded true leaf presence' AND 'has quality measurement' SOME (&#10;    'measurement datum' AND (&#10;        ('upper count' VALUE 0) OR ('upper percent' VALUE 0.0f)&#10;    )&#10;)" calcext:value-type="string">
            <text:p>'non-senescing unfolded true leaf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style-name="ce8" table:formula="of:=SUBSTITUTE([.C17]; &quot;absent&quot;; &quot;present&quot;)" office:value-type="string" office:string-value="'non-senescing unfolded true leaves present'" calcext:value-type="string">
            <text:p>'non-senescing unfolded true leaves present'</text:p>
          </table:table-cell>
          <table:table-cell table:style-name="ce5" table:formula="of:=CONCATENATE(&quot;'plant structure presence' AND 'quality of' SOME (&quot;; CHAR(10); &quot;    'whole plant' AND NOT ('has part' SOME &quot;; [.E17]; &quot;)&quot;; CHAR(10); &quot;)&quot;)" office:value-type="string" office:string-value="'plant structure presence' AND 'quality of' SOME (&#10;    'whole plant' AND NOT ('has part' SOME 'non-senescing unfolded true leaf')&#10;)" calcext:value-type="string">
            <text:p>'plant structure presence' AND 'quality of' SOME (</text:p>
            <text:p>    'whole plant' AND NOT ('has part' SOME 'non-senescing unfolded true leaf')</text:p>
            <text:p>)</text:p>
          </table:table-cell>
          <table:table-cell table:style-name="ce5"/>
          <table:table-cell table:number-columns-repeated="2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614</text:p>
          </table:table-cell>
          <table:table-cell table:formula="of:=SUBSTITUTE([.D18]; &quot;leaf presence&quot;; &quot;leaves absent&quot;)" office:value-type="string" office:string-value="'senescing true leaves absent'" calcext:value-type="string">
            <text:p>'senescing true leaves absent'</text:p>
          </table:table-cell>
          <table:table-cell office:value-type="string" calcext:value-type="string">
            <text:p>'senescing true leaf presence'</text:p>
          </table:table-cell>
          <table:table-cell table:style-name="ce3" office:value-type="string" calcext:value-type="string">
            <text:p>'senescing true leaf'</text:p>
          </table:table-cell>
          <table:table-cell table:style-name="ce8" table:formula="of:=CONCATENATE(&quot;A {&quot;; [.D18]; &quot;} trait that is a {quality of} a {whole plant} that does not have any &quot;; SUBSTITUTE(SUBSTITUTE([.E18]; &quot;'&quot;; &quot;&quot;); &quot;leaf&quot;; &quot;leaves&quot;); &quot; {$&quot;; [.E18]; &quot;}.&quot;)" office:value-type="string" office:string-value="A {'senescing true leaf presence'} trait that is a {quality of} a {whole plant} that does not have any senescing true leaves {$'senescing true leaf'}." calcext:value-type="string">
            <text:p>A {'senescing true leaf presence'} trait that is a {quality of} a {whole plant} that does not have any senescing true leaves {$'senescing true leaf'}.</text:p>
          </table:table-cell>
          <table:table-cell table:style-name="ce5" table:formula="of:=CONCATENATE([.D18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senescing true leaf presence' AND 'has quality measurement' SOME (&#10;    'measurement datum' AND (&#10;        ('upper count' VALUE 0) OR ('upper percent' VALUE 0.0f)&#10;    )&#10;)" calcext:value-type="string">
            <text:p>'senescing true leaf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style-name="ce8" table:formula="of:=SUBSTITUTE([.C18]; &quot;absent&quot;; &quot;present&quot;)" office:value-type="string" office:string-value="'senescing true leaves present'" calcext:value-type="string">
            <text:p>'senescing true leaves present'</text:p>
          </table:table-cell>
          <table:table-cell table:style-name="ce5" table:formula="of:=CONCATENATE(&quot;'plant structure presence' AND 'quality of' SOME (&quot;; CHAR(10); &quot;    'whole plant' AND NOT ('has part' SOME &quot;; [.E18]; &quot;)&quot;; CHAR(10); &quot;)&quot;)" office:value-type="string" office:string-value="'plant structure presence' AND 'quality of' SOME (&#10;    'whole plant' AND NOT ('has part' SOME 'senescing true leaf')&#10;)" calcext:value-type="string">
            <text:p>'plant structure presence' AND 'quality of' SOME (</text:p>
            <text:p>    'whole plant' AND NOT ('has part' SOME 'senescing true leaf')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615</text:p>
          </table:table-cell>
          <table:table-cell table:formula="of:=SUBSTITUTE([.D19]; &quot;leaf presence&quot;; &quot;leaves absent&quot;)" office:value-type="string" office:string-value="'immature unfolded true leaves absent'" calcext:value-type="string">
            <text:p>'immature unfolded true leaves absent'</text:p>
          </table:table-cell>
          <table:table-cell office:value-type="string" calcext:value-type="string">
            <text:p>'immature unfolded true leaf presence'</text:p>
          </table:table-cell>
          <table:table-cell table:style-name="ce3" office:value-type="string" calcext:value-type="string">
            <text:p>'immature unfolded true leaf'</text:p>
          </table:table-cell>
          <table:table-cell table:style-name="ce8" table:formula="of:=CONCATENATE(&quot;An {&quot;; [.D19]; &quot;} trait that is a {quality of} a {whole plant} that does not have any &quot;; SUBSTITUTE(SUBSTITUTE([.E19]; &quot;'&quot;; &quot;&quot;); &quot;leaf&quot;; &quot;leaves&quot;); &quot; {$&quot;; [.E19]; &quot;}.&quot;)" office:value-type="string" office:string-value="An {'immature unfolded true leaf presence'} trait that is a {quality of} a {whole plant} that does not have any immature unfolded true leaves {$'immature unfolded true leaf'}." calcext:value-type="string">
            <text:p>An {'immature unfolded true leaf presence'} trait that is a {quality of} a {whole plant} that does not have any immature unfolded true leaves {$'immature unfolded true leaf'}.</text:p>
          </table:table-cell>
          <table:table-cell table:style-name="ce5" table:formula="of:=CONCATENATE([.D19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immature unfolded true leaf presence' AND 'has quality measurement' SOME (&#10;    'measurement datum' AND (&#10;        ('upper count' VALUE 0) OR ('upper percent' VALUE 0.0f)&#10;    )&#10;)" calcext:value-type="string">
            <text:p>'immature unfolded true leaf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style-name="ce8" table:formula="of:=SUBSTITUTE([.C19]; &quot;absent&quot;; &quot;present&quot;)" office:value-type="string" office:string-value="'immature unfolded true leaves present'" calcext:value-type="string">
            <text:p>'immature unfolded true leaves present'</text:p>
          </table:table-cell>
          <table:table-cell table:style-name="ce5" table:formula="of:=CONCATENATE(&quot;'plant structure presence' AND 'quality of' SOME (&quot;; CHAR(10); &quot;    'whole plant' AND NOT ('has part' SOME &quot;; [.E19]; &quot;)&quot;; CHAR(10); &quot;)&quot;)" office:value-type="string" office:string-value="'plant structure presence' AND 'quality of' SOME (&#10;    'whole plant' AND NOT ('has part' SOME 'immature unfolded true leaf')&#10;)" calcext:value-type="string">
            <text:p>'plant structure presence' AND 'quality of' SOME (</text:p>
            <text:p>    'whole plant' AND NOT ('has part' SOME 'immature unfolded true leaf')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616</text:p>
          </table:table-cell>
          <table:table-cell table:formula="of:=SUBSTITUTE([.D20]; &quot;leaf presence&quot;; &quot;leaves absent&quot;)" office:value-type="string" office:string-value="'mature true leaves absent'" calcext:value-type="string">
            <text:p>'mature true leaves absent'</text:p>
          </table:table-cell>
          <table:table-cell office:value-type="string" calcext:value-type="string">
            <text:p>'mature true leaf presence'</text:p>
          </table:table-cell>
          <table:table-cell table:style-name="ce3" office:value-type="string" calcext:value-type="string">
            <text:p>'mature true leaf'</text:p>
          </table:table-cell>
          <table:table-cell table:style-name="ce8" table:formula="of:=CONCATENATE(&quot;A {&quot;; [.D20]; &quot;} trait that is a {quality of} a {whole plant} that does not have any &quot;; SUBSTITUTE(SUBSTITUTE([.E20]; &quot;'&quot;; &quot;&quot;); &quot;leaf&quot;; &quot;leaves&quot;); &quot; {$&quot;; [.E20]; &quot;}.&quot;)" office:value-type="string" office:string-value="A {'mature true leaf presence'} trait that is a {quality of} a {whole plant} that does not have any mature true leaves {$'mature true leaf'}." calcext:value-type="string">
            <text:p>A {'mature true leaf presence'} trait that is a {quality of} a {whole plant} that does not have any mature true leaves {$'mature true leaf'}.</text:p>
          </table:table-cell>
          <table:table-cell table:style-name="ce5" table:formula="of:=CONCATENATE([.D20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mature true leaf presence' AND 'has quality measurement' SOME (&#10;    'measurement datum' AND (&#10;        ('upper count' VALUE 0) OR ('upper percent' VALUE 0.0f)&#10;    )&#10;)" calcext:value-type="string">
            <text:p>'mature true leaf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style-name="ce8" table:formula="of:=SUBSTITUTE([.C20]; &quot;absent&quot;; &quot;present&quot;)" office:value-type="string" office:string-value="'mature true leaves present'" calcext:value-type="string">
            <text:p>'mature true leaves present'</text:p>
          </table:table-cell>
          <table:table-cell table:style-name="ce5" table:formula="of:=CONCATENATE(&quot;'plant structure presence' AND 'quality of' SOME (&quot;; CHAR(10); &quot;    'whole plant' AND NOT ('has part' SOME &quot;; [.E20]; &quot;)&quot;; CHAR(10); &quot;)&quot;)" office:value-type="string" office:string-value="'plant structure presence' AND 'quality of' SOME (&#10;    'whole plant' AND NOT ('has part' SOME 'mature true leaf')&#10;)" calcext:value-type="string">
            <text:p>'plant structure presence' AND 'quality of' SOME (</text:p>
            <text:p>    'whole plant' AND NOT ('has part' SOME 'mature true leaf')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617</text:p>
          </table:table-cell>
          <table:table-cell table:formula="of:=SUBSTITUTE([.D21]; &quot;leaf presence&quot;; &quot;leaves absent&quot;)" office:value-type="string" office:string-value="'expanding unfolded true leaves absent'" calcext:value-type="string">
            <text:p>'expanding unfolded true leaves absent'</text:p>
          </table:table-cell>
          <table:table-cell office:value-type="string" calcext:value-type="string">
            <text:p>'expanding unfolded true leaf presence'</text:p>
          </table:table-cell>
          <table:table-cell table:style-name="ce3" office:value-type="string" calcext:value-type="string">
            <text:p>'expanding unfolded true leaf'</text:p>
          </table:table-cell>
          <table:table-cell table:style-name="ce8" table:formula="of:=CONCATENATE(&quot;An {&quot;; [.D21]; &quot;} trait that is a {quality of} a {whole plant} that does not have any &quot;; SUBSTITUTE(SUBSTITUTE([.E21]; &quot;'&quot;; &quot;&quot;); &quot;leaf&quot;; &quot;leaves&quot;); &quot; {$&quot;; [.E21]; &quot;}.&quot;)" office:value-type="string" office:string-value="An {'expanding unfolded true leaf presence'} trait that is a {quality of} a {whole plant} that does not have any expanding unfolded true leaves {$'expanding unfolded true leaf'}." calcext:value-type="string">
            <text:p>An {'expanding unfolded true leaf presence'} trait that is a {quality of} a {whole plant} that does not have any expanding unfolded true leaves {$'expanding unfolded true leaf'}.</text:p>
          </table:table-cell>
          <table:table-cell table:style-name="ce5" table:formula="of:=CONCATENATE([.D21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expanding unfolded true leaf presence' AND 'has quality measurement' SOME (&#10;    'measurement datum' AND (&#10;        ('upper count' VALUE 0) OR ('upper percent' VALUE 0.0f)&#10;    )&#10;)" calcext:value-type="string">
            <text:p>'expanding unfolded true leaf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style-name="ce8" table:formula="of:=SUBSTITUTE([.C21]; &quot;absent&quot;; &quot;present&quot;)" office:value-type="string" office:string-value="'expanding unfolded true leaves present'" calcext:value-type="string">
            <text:p>'expanding unfolded true leaves present'</text:p>
          </table:table-cell>
          <table:table-cell table:style-name="ce5" table:formula="of:=CONCATENATE(&quot;'plant structure presence' AND 'quality of' SOME (&quot;; CHAR(10); &quot;    'whole plant' AND NOT ('has part' SOME &quot;; [.E21]; &quot;)&quot;; CHAR(10); &quot;)&quot;)" office:value-type="string" office:string-value="'plant structure presence' AND 'quality of' SOME (&#10;    'whole plant' AND NOT ('has part' SOME 'expanding unfolded true leaf')&#10;)" calcext:value-type="string">
            <text:p>'plant structure presence' AND 'quality of' SOME (</text:p>
            <text:p>    'whole plant' AND NOT ('has part' SOME 'expanding unfolded true leaf')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618</text:p>
          </table:table-cell>
          <table:table-cell table:formula="of:=SUBSTITUTE([.D22]; &quot;leaf presence&quot;; &quot;leaves absent&quot;)" office:value-type="string" office:string-value="'expanded immature true leaves absent'" calcext:value-type="string">
            <text:p>'expanded immature true leaves absent'</text:p>
          </table:table-cell>
          <table:table-cell office:value-type="string" calcext:value-type="string">
            <text:p>'expanded immature true leaf presence'</text:p>
          </table:table-cell>
          <table:table-cell table:style-name="ce3" office:value-type="string" calcext:value-type="string">
            <text:p>'expanded immature true leaf'</text:p>
          </table:table-cell>
          <table:table-cell table:style-name="ce8" table:formula="of:=CONCATENATE(&quot;An {&quot;; [.D22]; &quot;} trait that is a {quality of} a {whole plant} that does not have any &quot;; SUBSTITUTE(SUBSTITUTE([.E22]; &quot;'&quot;; &quot;&quot;); &quot;leaf&quot;; &quot;leaves&quot;); &quot; {$&quot;; [.E22]; &quot;}.&quot;)" office:value-type="string" office:string-value="An {'expanded immature true leaf presence'} trait that is a {quality of} a {whole plant} that does not have any expanded immature true leaves {$'expanded immature true leaf'}." calcext:value-type="string">
            <text:p>An {'expanded immature true leaf presence'} trait that is a {quality of} a {whole plant} that does not have any expanded immature true leaves {$'expanded immature true leaf'}.</text:p>
          </table:table-cell>
          <table:table-cell table:style-name="ce5" table:formula="of:=CONCATENATE([.D22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expanded immature true leaf presence' AND 'has quality measurement' SOME (&#10;    'measurement datum' AND (&#10;        ('upper count' VALUE 0) OR ('upper percent' VALUE 0.0f)&#10;    )&#10;)" calcext:value-type="string">
            <text:p>'expanded immature true leaf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style-name="ce8" table:formula="of:=SUBSTITUTE([.C22]; &quot;absent&quot;; &quot;present&quot;)" office:value-type="string" office:string-value="'expanded immature true leaves present'" calcext:value-type="string">
            <text:p>'expanded immature true leaves present'</text:p>
          </table:table-cell>
          <table:table-cell table:style-name="ce5" table:formula="of:=CONCATENATE(&quot;'plant structure presence' AND 'quality of' SOME (&quot;; CHAR(10); &quot;    'whole plant' AND NOT ('has part' SOME &quot;; [.E22]; &quot;)&quot;; CHAR(10); &quot;)&quot;)" office:value-type="string" office:string-value="'plant structure presence' AND 'quality of' SOME (&#10;    'whole plant' AND NOT ('has part' SOME 'expanded immature true leaf')&#10;)" calcext:value-type="string">
            <text:p>'plant structure presence' AND 'quality of' SOME (</text:p>
            <text:p>    'whole plant' AND NOT ('has part' SOME 'expanded immature true leaf')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619</text:p>
          </table:table-cell>
          <table:table-cell table:formula="of:=SUBSTITUTE([.D23]; &quot;leaf presence&quot;; &quot;leaves absent&quot;)" office:value-type="string" office:string-value="'expanding true leaves absent'" calcext:value-type="string">
            <text:p>'expanding true leaves absent'</text:p>
          </table:table-cell>
          <table:table-cell office:value-type="string" calcext:value-type="string">
            <text:p>'expanding true leaf presence'</text:p>
          </table:table-cell>
          <table:table-cell table:style-name="ce3" office:value-type="string" calcext:value-type="string">
            <text:p>'expanding true leaf'</text:p>
          </table:table-cell>
          <table:table-cell table:style-name="ce8" table:formula="of:=CONCATENATE(&quot;An {&quot;; [.D23]; &quot;} trait that is a {quality of} a {whole plant} that does not have any &quot;; SUBSTITUTE(SUBSTITUTE([.E23]; &quot;'&quot;; &quot;&quot;); &quot;leaf&quot;; &quot;leaves&quot;); &quot; {$&quot;; [.E23]; &quot;}.&quot;)" office:value-type="string" office:string-value="An {'expanding true leaf presence'} trait that is a {quality of} a {whole plant} that does not have any expanding true leaves {$'expanding true leaf'}." calcext:value-type="string">
            <text:p>An {'expanding true leaf presence'} trait that is a {quality of} a {whole plant} that does not have any expanding true leaves {$'expanding true leaf'}.</text:p>
          </table:table-cell>
          <table:table-cell table:style-name="ce5" table:formula="of:=CONCATENATE([.D23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expanding true leaf presence' AND 'has quality measurement' SOME (&#10;    'measurement datum' AND (&#10;        ('upper count' VALUE 0) OR ('upper percent' VALUE 0.0f)&#10;    )&#10;)" calcext:value-type="string">
            <text:p>'expanding true leaf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style-name="ce8" table:formula="of:=SUBSTITUTE([.C23]; &quot;absent&quot;; &quot;present&quot;)" office:value-type="string" office:string-value="'expanding true leaves present'" calcext:value-type="string">
            <text:p>'expanding true leaves present'</text:p>
          </table:table-cell>
          <table:table-cell table:style-name="ce5" table:formula="of:=CONCATENATE(&quot;'plant structure presence' AND 'quality of' SOME (&quot;; CHAR(10); &quot;    'whole plant' AND NOT ('has part' SOME &quot;; [.E23]; &quot;)&quot;; CHAR(10); &quot;)&quot;)" office:value-type="string" office:string-value="'plant structure presence' AND 'quality of' SOME (&#10;    'whole plant' AND NOT ('has part' SOME 'expanding true leaf')&#10;)" calcext:value-type="string">
            <text:p>'plant structure presence' AND 'quality of' SOME (</text:p>
            <text:p>    'whole plant' AND NOT ('has part' SOME 'expanding true leaf')</text:p>
            <text:p>)</text:p>
          </table:table-cell>
          <table:table-cell table:number-columns-repeated="3"/>
        </table:table-row>
        <table:table-row table:style-name="ro3">
          <table:table-cell/>
          <table:table-cell table:style-name="Default"/>
          <table:table-cell table:number-columns-repeated="3"/>
          <table:table-cell table:style-name="ce5" table:number-columns-repeated="4"/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620</text:p>
          </table:table-cell>
          <table:table-cell table:formula="of:=SUBSTITUTE([.D25]; &quot; presence&quot;; &quot;s absent&quot;)" office:value-type="string" office:string-value="'reproductive structures absent'" calcext:value-type="string">
            <text:p>'reproductive structures absent'</text:p>
          </table:table-cell>
          <table:table-cell table:formula="of:=SUBSTITUTE([.E25]; &quot;'&quot;; &quot; presence'&quot;; 2)" office:value-type="string" office:string-value="'reproductive structure presence'" calcext:value-type="string">
            <text:p>'reproductive structure presence'</text:p>
          </table:table-cell>
          <table:table-cell table:style-name="ce3" office:value-type="string" calcext:value-type="string">
            <text:p>'reproductive structure'</text:p>
          </table:table-cell>
          <table:table-cell table:style-name="ce8" table:formula="of:=CONCATENATE(&quot;A {&quot;; [.D25]; &quot;} trait that is a {quality of} a {whole plant} that does not have any &quot;; SUBSTITUTE(SUBSTITUTE([.E25]; &quot;'&quot;; &quot;s&quot;; 2); &quot;'&quot;; &quot;&quot;); &quot; {$&quot;; [.E25]; &quot;}.&quot;)" office:value-type="string" office:string-value="A {'reproductive structure presence'} trait that is a {quality of} a {whole plant} that does not have any reproductive structures {$'reproductive structure'}." calcext:value-type="string">
            <text:p>A {'reproductive structure presence'} trait that is a {quality of} a {whole plant} that does not have any reproductive structures {$'reproductive structure'}.</text:p>
          </table:table-cell>
          <table:table-cell table:style-name="ce5" table:formula="of:=CONCATENATE([.D25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reproductive structure presence' AND 'has quality measurement' SOME (&#10;    'measurement datum' AND (&#10;        ('upper count' VALUE 0) OR ('upper percent' VALUE 0.0f)&#10;    )&#10;)" calcext:value-type="string">
            <text:p>'reproductive structure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style-name="ce8" table:formula="of:=SUBSTITUTE([.C25]; &quot;absent&quot;; &quot;present&quot;)" office:value-type="string" office:string-value="'reproductive structures present'" calcext:value-type="string">
            <text:p>'reproductive structures present'</text:p>
          </table:table-cell>
          <table:table-cell table:style-name="ce5" table:formula="of:=CONCATENATE(&quot;'plant structure presence' AND 'quality of' SOME (&quot;; CHAR(10); &quot;    'whole plant' AND NOT ('has part' SOME &quot;; [.E25]; &quot;)&quot;; CHAR(10); &quot;)&quot;)" office:value-type="string" office:string-value="'plant structure presence' AND 'quality of' SOME (&#10;    'whole plant' AND NOT ('has part' SOME 'reproductive structure')&#10;)" calcext:value-type="string">
            <text:p>'plant structure presence' AND 'quality of' SOME (</text:p>
            <text:p>    'whole plant' AND NOT ('has part' SOME 'reproductive structure')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621</text:p>
          </table:table-cell>
          <table:table-cell table:formula="of:=SUBSTITUTE([.D26]; &quot; presence&quot;; &quot;s absent&quot;)" office:value-type="string" office:string-value="'flower buds absent'" calcext:value-type="string">
            <text:p>'flower buds absent'</text:p>
          </table:table-cell>
          <table:table-cell office:value-type="string" calcext:value-type="string">
            <text:p>'flower bud presence'</text:p>
          </table:table-cell>
          <table:table-cell table:style-name="ce3" office:value-type="string" calcext:value-type="string">
            <text:p>PO:'flower bud'</text:p>
          </table:table-cell>
          <table:table-cell table:style-name="ce8" table:formula="of:=CONCATENATE(&quot;A {&quot;; [.D26]; &quot;} trait that is a {quality of} a {whole plant} that does not have any flower buds {$&quot;; [.E26]; &quot;}.&quot;)" office:value-type="string" office:string-value="A {'flower bud presence'} trait that is a {quality of} a {whole plant} that does not have any flower buds {$PO:'flower bud'}." calcext:value-type="string">
            <text:p>A {'flower bud presence'} trait that is a {quality of} a {whole plant} that does not have any flower buds {$PO:'flower bud'}.</text:p>
          </table:table-cell>
          <table:table-cell table:style-name="ce5" table:formula="of:=CONCATENATE([.D26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flower bud presence' AND 'has quality measurement' SOME (&#10;    'measurement datum' AND (&#10;        ('upper count' VALUE 0) OR ('upper percent' VALUE 0.0f)&#10;    )&#10;)" calcext:value-type="string">
            <text:p>'flower bud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style-name="ce8" table:formula="of:=SUBSTITUTE([.C26]; &quot;absent&quot;; &quot;present&quot;)" office:value-type="string" office:string-value="'flower buds present'" calcext:value-type="string">
            <text:p>'flower buds present'</text:p>
          </table:table-cell>
          <table:table-cell table:style-name="ce5" table:formula="of:=CONCATENATE(&quot;'plant structure presence' AND 'quality of' SOME (&quot;; CHAR(10); &quot;    'whole plant' AND NOT ('has part' SOME &quot;; [.E26]; &quot;)&quot;; CHAR(10); &quot;)&quot;)" office:value-type="string" office:string-value="'plant structure presence' AND 'quality of' SOME (&#10;    'whole plant' AND NOT ('has part' SOME PO:'flower bud')&#10;)" calcext:value-type="string">
            <text:p>'plant structure presence' AND 'quality of' SOME (</text:p>
            <text:p>    'whole plant' AND NOT ('has part' SOME PO:'flower bud')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622</text:p>
          </table:table-cell>
          <table:table-cell table:formula="of:=SUBSTITUTE([.D27]; &quot; presence&quot;; &quot;s absent&quot;)" office:value-type="string" office:string-value="'dormant flower buds absent'" calcext:value-type="string">
            <text:p>'dormant flower buds absent'</text:p>
          </table:table-cell>
          <table:table-cell table:formula="of:=SUBSTITUTE([.E27]; &quot;'&quot;; &quot; presence'&quot;; 2)" office:value-type="string" office:string-value="'dormant flower bud presence'" calcext:value-type="string">
            <text:p>'dormant flower bud presence'</text:p>
          </table:table-cell>
          <table:table-cell table:style-name="ce3" office:value-type="string" calcext:value-type="string">
            <text:p>'dormant flower bud'</text:p>
          </table:table-cell>
          <table:table-cell table:style-name="ce8" table:formula="of:=CONCATENATE(&quot;A {&quot;; [.D27]; &quot;} trait that is a {quality of} a {whole plant} that does not have any &quot;; SUBSTITUTE(SUBSTITUTE([.E27]; &quot;'&quot;; &quot;s&quot;; 2); &quot;'&quot;; &quot;&quot;); &quot; {$&quot;; [.E27]; &quot;}.&quot;)" office:value-type="string" office:string-value="A {'dormant flower bud presence'} trait that is a {quality of} a {whole plant} that does not have any dormant flower buds {$'dormant flower bud'}." calcext:value-type="string">
            <text:p>A {'dormant flower bud presence'} trait that is a {quality of} a {whole plant} that does not have any dormant flower buds {$'dormant flower bud'}.</text:p>
          </table:table-cell>
          <table:table-cell table:style-name="ce5" table:formula="of:=CONCATENATE([.D27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dormant flower bud presence' AND 'has quality measurement' SOME (&#10;    'measurement datum' AND (&#10;        ('upper count' VALUE 0) OR ('upper percent' VALUE 0.0f)&#10;    )&#10;)" calcext:value-type="string">
            <text:p>'dormant flower bud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style-name="ce8" table:formula="of:=SUBSTITUTE([.C27]; &quot;absent&quot;; &quot;present&quot;)" office:value-type="string" office:string-value="'dormant flower buds present'" calcext:value-type="string">
            <text:p>'dormant flower buds present'</text:p>
          </table:table-cell>
          <table:table-cell table:style-name="ce5" table:formula="of:=CONCATENATE(&quot;'plant structure presence' AND 'quality of' SOME (&quot;; CHAR(10); &quot;    'whole plant' AND NOT ('has part' SOME &quot;; [.E27]; &quot;)&quot;; CHAR(10); &quot;)&quot;)" office:value-type="string" office:string-value="'plant structure presence' AND 'quality of' SOME (&#10;    'whole plant' AND NOT ('has part' SOME 'dormant flower bud')&#10;)" calcext:value-type="string">
            <text:p>'plant structure presence' AND 'quality of' SOME (</text:p>
            <text:p>    'whole plant' AND NOT ('has part' SOME 'dormant flower bud')</text:p>
            <text:p>)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lass</text:p>
          </table:table-cell>
          <table:table-cell office:value-type="string" calcext:value-type="string">
            <text:p>PPO:0002623</text:p>
          </table:table-cell>
          <table:table-cell table:formula="of:=SUBSTITUTE([.D28]; &quot; presence&quot;; &quot;s absent&quot;)" office:value-type="string" office:string-value="'non-dormant flower buds absent'" calcext:value-type="string">
            <text:p>'non-dormant flower buds absent'</text:p>
          </table:table-cell>
          <table:table-cell table:formula="of:=SUBSTITUTE([.E28]; &quot;'&quot;; &quot; presence'&quot;; 2)" office:value-type="string" office:string-value="'non-dormant flower bud presence'" calcext:value-type="string">
            <text:p>'non-dormant flower bud presence'</text:p>
          </table:table-cell>
          <table:table-cell table:style-name="ce3" office:value-type="string" calcext:value-type="string">
            <text:p>'non-dormant flower bud'</text:p>
          </table:table-cell>
          <table:table-cell table:style-name="ce8" table:formula="of:=CONCATENATE(&quot;A {&quot;; [.D28]; &quot;} trait that is a {quality of} a {whole plant} that does not have any &quot;; SUBSTITUTE(SUBSTITUTE([.E28]; &quot;'&quot;; &quot;s&quot;; 2); &quot;'&quot;; &quot;&quot;); &quot; {$&quot;; [.E28]; &quot;}.&quot;)" office:value-type="string" office:string-value="A {'non-dormant flower bud presence'} trait that is a {quality of} a {whole plant} that does not have any non-dormant flower buds {$'non-dormant flower bud'}." calcext:value-type="string">
            <text:p>A {'non-dormant flower bud presence'} trait that is a {quality of} a {whole plant} that does not have any non-dormant flower buds {$'non-dormant flower bud'}.</text:p>
          </table:table-cell>
          <table:table-cell table:style-name="ce5" table:formula="of:=CONCATENATE([.D28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non-dormant flower bud presence' AND 'has quality measurement' SOME (&#10;    'measurement datum' AND (&#10;        ('upper count' VALUE 0) OR ('upper percent' VALUE 0.0f)&#10;    )&#10;)" calcext:value-type="string">
            <text:p>'non-dormant flower bud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style-name="ce8" table:formula="of:=SUBSTITUTE([.C28]; &quot;absent&quot;; &quot;present&quot;)" office:value-type="string" office:string-value="'non-dormant flower buds present'" calcext:value-type="string">
            <text:p>'non-dormant flower buds present'</text:p>
          </table:table-cell>
          <table:table-cell table:style-name="ce5" table:formula="of:=CONCATENATE(&quot;'plant structure presence' AND 'quality of' SOME (&quot;; CHAR(10); &quot;    'whole plant' AND NOT ('has part' SOME &quot;; [.E28]; &quot;)&quot;; CHAR(10); &quot;)&quot;)" office:value-type="string" office:string-value="'plant structure presence' AND 'quality of' SOME (&#10;    'whole plant' AND NOT ('has part' SOME 'non-dormant flower bud')&#10;)" calcext:value-type="string">
            <text:p>'plant structure presence' AND 'quality of' SOME (</text:p>
            <text:p>    'whole plant' AND NOT ('has part' SOME 'non-dormant flower bud')</text:p>
            <text:p>)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2624</text:p>
          </table:table-cell>
          <table:table-cell office:value-type="string" calcext:value-type="string">
            <text:p>'non-dormant flower buds or fresh flowers absent'</text:p>
          </table:table-cell>
          <table:table-cell table:formula="of:=SUBSTITUTE([.E29]; &quot;'&quot;; &quot; presence'&quot;; 2)" office:value-type="string" office:string-value="'non-dormant flower bud or fresh flower presence'" calcext:value-type="string">
            <text:p>'non-dormant flower bud or fresh flower presence'</text:p>
          </table:table-cell>
          <table:table-cell table:style-name="ce3" office:value-type="string" calcext:value-type="string">
            <text:p>'non-dormant flower bud or fresh flower'</text:p>
          </table:table-cell>
          <table:table-cell table:style-name="ce8" table:formula="of:=CONCATENATE(&quot;A {&quot;; [.D29]; &quot;} trait that is a {quality of} a {whole plant} that does not have any &quot;; SUBSTITUTE(SUBSTITUTE([.E29]; &quot;'&quot;; &quot;s&quot;; 2); &quot;'&quot;; &quot;&quot;); &quot; {$&quot;; [.E29]; &quot;}.&quot;)" office:value-type="string" office:string-value="A {'non-dormant flower bud or fresh flower presence'} trait that is a {quality of} a {whole plant} that does not have any non-dormant flower bud or fresh flowers {$'non-dormant flower bud or fresh flower'}." calcext:value-type="string">
            <text:p>A {'non-dormant flower bud or fresh flower presence'} trait that is a {quality of} a {whole plant} that does not have any non-dormant flower bud or fresh flowers {$'non-dormant flower bud or fresh flower'}.</text:p>
          </table:table-cell>
          <table:table-cell table:style-name="ce8" table:formula="of:=CONCATENATE([.D29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non-dormant flower bud or fresh flower presence' AND 'has quality measurement' SOME (&#10;    'measurement datum' AND (&#10;        ('upper count' VALUE 0) OR ('upper percent' VALUE 0.0f)&#10;    )&#10;)" calcext:value-type="string">
            <text:p>'non-dormant flower bud or fresh flower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style-name="ce8" table:formula="of:=SUBSTITUTE([.C29]; &quot;absent&quot;; &quot;present&quot;)" office:value-type="string" office:string-value="'non-dormant flower buds or fresh flowers present'" calcext:value-type="string">
            <text:p>'non-dormant flower buds or fresh flowers present'</text:p>
          </table:table-cell>
          <table:table-cell table:style-name="ce5" table:formula="of:=CONCATENATE(&quot;'plant structure presence' AND 'quality of' SOME (&quot;; CHAR(10); &quot;    'whole plant' AND NOT ('has part' SOME &quot;; [.E29]; &quot;)&quot;; CHAR(10); &quot;)&quot;)" office:value-type="string" office:string-value="'plant structure presence' AND 'quality of' SOME (&#10;    'whole plant' AND NOT ('has part' SOME 'non-dormant flower bud or fresh flower')&#10;)" calcext:value-type="string">
            <text:p>'plant structure presence' AND 'quality of' SOME (</text:p>
            <text:p>    'whole plant' AND NOT ('has part' SOME 'non-dormant flower bud or fresh flower')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625</text:p>
          </table:table-cell>
          <table:table-cell table:formula="of:=SUBSTITUTE([.D30]; &quot; presence&quot;; &quot;s absent&quot;)" office:value-type="string" office:string-value="'flowers absent'" calcext:value-type="string">
            <text:p>'flowers absent'</text:p>
          </table:table-cell>
          <table:table-cell office:value-type="string" calcext:value-type="string">
            <text:p>'flower presence'</text:p>
          </table:table-cell>
          <table:table-cell table:style-name="ce3" office:value-type="string" calcext:value-type="string">
            <text:p>PO:'flower'</text:p>
          </table:table-cell>
          <table:table-cell table:style-name="ce8" table:formula="of:=CONCATENATE(&quot;A {&quot;; [.D30]; &quot;} trait that is a {quality of} a {whole plant} that does not have any flowers {$&quot;; [.E30]; &quot;}.&quot;)" office:value-type="string" office:string-value="A {'flower presence'} trait that is a {quality of} a {whole plant} that does not have any flowers {$PO:'flower'}." calcext:value-type="string">
            <text:p>A {'flower presence'} trait that is a {quality of} a {whole plant} that does not have any flowers {$PO:'flower'}.</text:p>
          </table:table-cell>
          <table:table-cell table:style-name="ce8" table:formula="of:=CONCATENATE([.D30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flower presence' AND 'has quality measurement' SOME (&#10;    'measurement datum' AND (&#10;        ('upper count' VALUE 0) OR ('upper percent' VALUE 0.0f)&#10;    )&#10;)" calcext:value-type="string">
            <text:p>'flower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style-name="ce8" table:formula="of:=SUBSTITUTE([.C30]; &quot;absent&quot;; &quot;present&quot;)" office:value-type="string" office:string-value="'flowers present'" calcext:value-type="string">
            <text:p>'flowers present'</text:p>
          </table:table-cell>
          <table:table-cell table:style-name="ce5" table:formula="of:=CONCATENATE(&quot;'plant structure presence' AND 'quality of' SOME (&quot;; CHAR(10); &quot;    'whole plant' AND NOT ('has part' SOME &quot;; [.E30]; &quot;)&quot;; CHAR(10); &quot;)&quot;)" office:value-type="string" office:string-value="'plant structure presence' AND 'quality of' SOME (&#10;    'whole plant' AND NOT ('has part' SOME PO:'flower')&#10;)" calcext:value-type="string">
            <text:p>'plant structure presence' AND 'quality of' SOME (</text:p>
            <text:p>    'whole plant' AND NOT ('has part' SOME PO:'flower')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626</text:p>
          </table:table-cell>
          <table:table-cell table:formula="of:=SUBSTITUTE([.D31]; &quot; presence&quot;; &quot;s absent&quot;)" office:value-type="string" office:string-value="'fresh flowers absent'" calcext:value-type="string">
            <text:p>'fresh flowers absent'</text:p>
          </table:table-cell>
          <table:table-cell table:formula="of:=SUBSTITUTE([.E31]; &quot;'&quot;; &quot; presence'&quot;; 2)" office:value-type="string" office:string-value="'fresh flower presence'" calcext:value-type="string">
            <text:p>'fresh flower presence'</text:p>
          </table:table-cell>
          <table:table-cell table:style-name="ce3" office:value-type="string" calcext:value-type="string">
            <text:p>'fresh flower'</text:p>
          </table:table-cell>
          <table:table-cell table:style-name="ce8" table:formula="of:=CONCATENATE(&quot;A {&quot;; [.D31]; &quot;} trait that is a {quality of} a {whole plant} that does not have any &quot;; SUBSTITUTE(SUBSTITUTE([.E31]; &quot;'&quot;; &quot;s&quot;; 2); &quot;'&quot;; &quot;&quot;); &quot; {$&quot;; [.E31]; &quot;}.&quot;)" office:value-type="string" office:string-value="A {'fresh flower presence'} trait that is a {quality of} a {whole plant} that does not have any fresh flowers {$'fresh flower'}." calcext:value-type="string">
            <text:p>A {'fresh flower presence'} trait that is a {quality of} a {whole plant} that does not have any fresh flowers {$'fresh flower'}.</text:p>
          </table:table-cell>
          <table:table-cell table:style-name="ce8" table:formula="of:=CONCATENATE([.D31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fresh flower presence' AND 'has quality measurement' SOME (&#10;    'measurement datum' AND (&#10;        ('upper count' VALUE 0) OR ('upper percent' VALUE 0.0f)&#10;    )&#10;)" calcext:value-type="string">
            <text:p>'fresh flower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style-name="ce8" table:formula="of:=SUBSTITUTE([.C31]; &quot;absent&quot;; &quot;present&quot;)" office:value-type="string" office:string-value="'fresh flowers present'" calcext:value-type="string">
            <text:p>'fresh flowers present'</text:p>
          </table:table-cell>
          <table:table-cell table:style-name="ce5" table:formula="of:=CONCATENATE(&quot;'plant structure presence' AND 'quality of' SOME (&quot;; CHAR(10); &quot;    'whole plant' AND NOT ('has part' SOME &quot;; [.E31]; &quot;)&quot;; CHAR(10); &quot;)&quot;)" office:value-type="string" office:string-value="'plant structure presence' AND 'quality of' SOME (&#10;    'whole plant' AND NOT ('has part' SOME 'fresh flower')&#10;)" calcext:value-type="string">
            <text:p>'plant structure presence' AND 'quality of' SOME (</text:p>
            <text:p>    'whole plant' AND NOT ('has part' SOME 'fresh flower')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627</text:p>
          </table:table-cell>
          <table:table-cell table:formula="of:=SUBSTITUTE([.D32]; &quot; presence&quot;; &quot;s absent&quot;)" office:value-type="string" office:string-value="'fresh flower heads absent'" calcext:value-type="string">
            <text:p>'fresh flower heads absent'</text:p>
          </table:table-cell>
          <table:table-cell table:formula="of:=SUBSTITUTE([.E32]; &quot;'&quot;; &quot; presence'&quot;; 2)" office:value-type="string" office:string-value="'fresh flower head presence'" calcext:value-type="string">
            <text:p>'fresh flower head presence'</text:p>
          </table:table-cell>
          <table:table-cell table:style-name="ce3" office:value-type="string" calcext:value-type="string">
            <text:p>'fresh flower head'</text:p>
          </table:table-cell>
          <table:table-cell table:style-name="ce8" table:formula="of:=CONCATENATE(&quot;A {&quot;; [.D32]; &quot;} trait that is a {quality of} a {whole plant} that does not have any &quot;; SUBSTITUTE(SUBSTITUTE([.E32]; &quot;'&quot;; &quot;s&quot;; 2); &quot;'&quot;; &quot;&quot;); &quot; {$&quot;; [.E32]; &quot;}.&quot;)" office:value-type="string" office:string-value="A {'fresh flower head presence'} trait that is a {quality of} a {whole plant} that does not have any fresh flower heads {$'fresh flower head'}." calcext:value-type="string">
            <text:p>A {'fresh flower head presence'} trait that is a {quality of} a {whole plant} that does not have any fresh flower heads {$'fresh flower head'}.</text:p>
          </table:table-cell>
          <table:table-cell table:style-name="ce8" table:formula="of:=CONCATENATE([.D32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fresh flower head presence' AND 'has quality measurement' SOME (&#10;    'measurement datum' AND (&#10;        ('upper count' VALUE 0) OR ('upper percent' VALUE 0.0f)&#10;    )&#10;)" calcext:value-type="string">
            <text:p>'fresh flower head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style-name="ce8" table:formula="of:=SUBSTITUTE([.C32]; &quot;absent&quot;; &quot;present&quot;)" office:value-type="string" office:string-value="'fresh flower heads present'" calcext:value-type="string">
            <text:p>'fresh flower heads present'</text:p>
          </table:table-cell>
          <table:table-cell table:style-name="ce5" table:formula="of:=CONCATENATE(&quot;'plant structure presence' AND 'quality of' SOME (&quot;; CHAR(10); &quot;    'whole plant' AND NOT ('has part' SOME &quot;; [.E32]; &quot;)&quot;; CHAR(10); &quot;)&quot;)" office:value-type="string" office:string-value="'plant structure presence' AND 'quality of' SOME (&#10;    'whole plant' AND NOT ('has part' SOME 'fresh flower head')&#10;)" calcext:value-type="string">
            <text:p>'plant structure presence' AND 'quality of' SOME (</text:p>
            <text:p>    'whole plant' AND NOT ('has part' SOME 'fresh flower head')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628</text:p>
          </table:table-cell>
          <table:table-cell table:formula="of:=SUBSTITUTE([.D33]; &quot; presence&quot;; &quot;s absent&quot;)" office:value-type="string" office:string-value="'open flowers absent'" calcext:value-type="string">
            <text:p>'open flowers absent'</text:p>
          </table:table-cell>
          <table:table-cell table:formula="of:=SUBSTITUTE([.E33]; &quot;'&quot;; &quot; presence'&quot;; 2)" office:value-type="string" office:string-value="'open flower presence'" calcext:value-type="string">
            <text:p>'open flower presence'</text:p>
          </table:table-cell>
          <table:table-cell table:style-name="ce3" office:value-type="string" calcext:value-type="string">
            <text:p>'open flower'</text:p>
          </table:table-cell>
          <table:table-cell table:style-name="ce8" table:formula="of:=CONCATENATE(&quot;An {&quot;; [.D33]; &quot;} trait that is a {quality of} a {whole plant} that does not have any &quot;; SUBSTITUTE(SUBSTITUTE([.E33]; &quot;'&quot;; &quot;s&quot;; 2); &quot;'&quot;; &quot;&quot;); &quot; {$&quot;; [.E33]; &quot;}.&quot;)" office:value-type="string" office:string-value="An {'open flower presence'} trait that is a {quality of} a {whole plant} that does not have any open flowers {$'open flower'}." calcext:value-type="string">
            <text:p>An {'open flower presence'} trait that is a {quality of} a {whole plant} that does not have any open flowers {$'open flower'}.</text:p>
          </table:table-cell>
          <table:table-cell table:style-name="ce8" table:formula="of:=CONCATENATE([.D33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open flower presence' AND 'has quality measurement' SOME (&#10;    'measurement datum' AND (&#10;        ('upper count' VALUE 0) OR ('upper percent' VALUE 0.0f)&#10;    )&#10;)" calcext:value-type="string">
            <text:p>'open flower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style-name="ce8" table:formula="of:=SUBSTITUTE([.C33]; &quot;absent&quot;; &quot;present&quot;)" office:value-type="string" office:string-value="'open flowers present'" calcext:value-type="string">
            <text:p>'open flowers present'</text:p>
          </table:table-cell>
          <table:table-cell table:style-name="ce5" table:formula="of:=CONCATENATE(&quot;'plant structure presence' AND 'quality of' SOME (&quot;; CHAR(10); &quot;    'whole plant' AND NOT ('has part' SOME &quot;; [.E33]; &quot;)&quot;; CHAR(10); &quot;)&quot;)" office:value-type="string" office:string-value="'plant structure presence' AND 'quality of' SOME (&#10;    'whole plant' AND NOT ('has part' SOME 'open flower')&#10;)" calcext:value-type="string">
            <text:p>'plant structure presence' AND 'quality of' SOME (</text:p>
            <text:p>    'whole plant' AND NOT ('has part' SOME 'open flower')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629</text:p>
          </table:table-cell>
          <table:table-cell table:formula="of:=SUBSTITUTE([.D34]; &quot; presence&quot;; &quot;s absent&quot;)" office:value-type="string" office:string-value="'pollen-releasing flowers absent'" calcext:value-type="string">
            <text:p>'pollen-releasing flowers absent'</text:p>
          </table:table-cell>
          <table:table-cell table:formula="of:=SUBSTITUTE([.E34]; &quot;'&quot;; &quot; presence'&quot;; 2)" office:value-type="string" office:string-value="'pollen-releasing flower presence'" calcext:value-type="string">
            <text:p>'pollen-releasing flower presence'</text:p>
          </table:table-cell>
          <table:table-cell table:style-name="ce3" office:value-type="string" calcext:value-type="string">
            <text:p>'pollen-releasing flower'</text:p>
          </table:table-cell>
          <table:table-cell table:style-name="ce8" table:formula="of:=CONCATENATE(&quot;A {&quot;; [.D34]; &quot;} trait that is a {quality of} a {whole plant} that does not have any &quot;; SUBSTITUTE(SUBSTITUTE([.E34]; &quot;'&quot;; &quot;s&quot;; 2); &quot;'&quot;; &quot;&quot;); &quot; {$&quot;; [.E34]; &quot;}.&quot;)" office:value-type="string" office:string-value="A {'pollen-releasing flower presence'} trait that is a {quality of} a {whole plant} that does not have any pollen-releasing flowers {$'pollen-releasing flower'}." calcext:value-type="string">
            <text:p>A {'pollen-releasing flower presence'} trait that is a {quality of} a {whole plant} that does not have any pollen-releasing flowers {$'pollen-releasing flower'}.</text:p>
          </table:table-cell>
          <table:table-cell table:style-name="ce8" table:formula="of:=CONCATENATE([.D34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pollen-releasing flower presence' AND 'has quality measurement' SOME (&#10;    'measurement datum' AND (&#10;        ('upper count' VALUE 0) OR ('upper percent' VALUE 0.0f)&#10;    )&#10;)" calcext:value-type="string">
            <text:p>'pollen-releasing flower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style-name="ce8" table:formula="of:=SUBSTITUTE([.C34]; &quot;absent&quot;; &quot;present&quot;)" office:value-type="string" office:string-value="'pollen-releasing flowers present'" calcext:value-type="string">
            <text:p>'pollen-releasing flowers present'</text:p>
          </table:table-cell>
          <table:table-cell table:style-name="ce5" table:formula="of:=CONCATENATE(&quot;'plant structure presence' AND 'quality of' SOME (&quot;; CHAR(10); &quot;    'whole plant' AND NOT ('has part' SOME &quot;; [.E34]; &quot;)&quot;; CHAR(10); &quot;)&quot;)" office:value-type="string" office:string-value="'plant structure presence' AND 'quality of' SOME (&#10;    'whole plant' AND NOT ('has part' SOME 'pollen-releasing flower')&#10;)" calcext:value-type="string">
            <text:p>'plant structure presence' AND 'quality of' SOME (</text:p>
            <text:p>    'whole plant' AND NOT ('has part' SOME 'pollen-releasing flower')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630</text:p>
          </table:table-cell>
          <table:table-cell table:formula="of:=SUBSTITUTE([.D35]; &quot; presence&quot;; &quot;s absent&quot;)" office:value-type="string" office:string-value="'ripening fruits absent'" calcext:value-type="string">
            <text:p>'ripening fruits absent'</text:p>
          </table:table-cell>
          <table:table-cell table:formula="of:=SUBSTITUTE([.E35]; &quot;'&quot;; &quot; presence'&quot;; 2)" office:value-type="string" office:string-value="'ripening fruit presence'" calcext:value-type="string">
            <text:p>'ripening fruit presence'</text:p>
          </table:table-cell>
          <table:table-cell table:style-name="ce3" office:value-type="string" calcext:value-type="string">
            <text:p>'ripening fruit'</text:p>
          </table:table-cell>
          <table:table-cell table:style-name="ce8" table:formula="of:=CONCATENATE(&quot;A {&quot;; [.D35]; &quot;} trait that is a {quality of} a {whole plant} that does not have any &quot;; SUBSTITUTE(SUBSTITUTE([.E35]; &quot;'&quot;; &quot;s&quot;; 2); &quot;'&quot;; &quot;&quot;); &quot; {$&quot;; [.E35]; &quot;}.&quot;)" office:value-type="string" office:string-value="A {'ripening fruit presence'} trait that is a {quality of} a {whole plant} that does not have any ripening fruits {$'ripening fruit'}." calcext:value-type="string">
            <text:p>A {'ripening fruit presence'} trait that is a {quality of} a {whole plant} that does not have any ripening fruits {$'ripening fruit'}.</text:p>
          </table:table-cell>
          <table:table-cell table:style-name="ce8" table:formula="of:=CONCATENATE([.D35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ripening fruit presence' AND 'has quality measurement' SOME (&#10;    'measurement datum' AND (&#10;        ('upper count' VALUE 0) OR ('upper percent' VALUE 0.0f)&#10;    )&#10;)" calcext:value-type="string">
            <text:p>'ripening fruit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style-name="ce8" table:formula="of:=SUBSTITUTE([.C35]; &quot;absent&quot;; &quot;present&quot;)" office:value-type="string" office:string-value="'ripening fruits present'" calcext:value-type="string">
            <text:p>'ripening fruits present'</text:p>
          </table:table-cell>
          <table:table-cell table:style-name="ce5" table:formula="of:=CONCATENATE(&quot;'plant structure presence' AND 'quality of' SOME (&quot;; CHAR(10); &quot;    'whole plant' AND NOT ('has part' SOME &quot;; [.E35]; &quot;)&quot;; CHAR(10); &quot;)&quot;)" office:value-type="string" office:string-value="'plant structure presence' AND 'quality of' SOME (&#10;    'whole plant' AND NOT ('has part' SOME 'ripening fruit')&#10;)" calcext:value-type="string">
            <text:p>'plant structure presence' AND 'quality of' SOME (</text:p>
            <text:p>    'whole plant' AND NOT ('has part' SOME 'ripening fruit')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631</text:p>
          </table:table-cell>
          <table:table-cell table:formula="of:=SUBSTITUTE([.D36]; &quot; presence&quot;; &quot;s absent&quot;)" office:value-type="string" office:string-value="'unripe fruits absent'" calcext:value-type="string">
            <text:p>'unripe fruits absent'</text:p>
          </table:table-cell>
          <table:table-cell table:formula="of:=SUBSTITUTE([.E36]; &quot;'&quot;; &quot; presence'&quot;; 2)" office:value-type="string" office:string-value="'unripe fruit presence'" calcext:value-type="string">
            <text:p>'unripe fruit presence'</text:p>
          </table:table-cell>
          <table:table-cell table:style-name="ce3" office:value-type="string" calcext:value-type="string">
            <text:p>'unripe fruit'</text:p>
          </table:table-cell>
          <table:table-cell table:style-name="ce8" table:formula="of:=CONCATENATE(&quot;An {&quot;; [.D36]; &quot;} trait that is a {quality of} a {whole plant} that does not have any &quot;; SUBSTITUTE(SUBSTITUTE([.E36]; &quot;'&quot;; &quot;s&quot;; 2); &quot;'&quot;; &quot;&quot;); &quot; {$&quot;; [.E36]; &quot;}.&quot;)" office:value-type="string" office:string-value="An {'unripe fruit presence'} trait that is a {quality of} a {whole plant} that does not have any unripe fruits {$'unripe fruit'}." calcext:value-type="string">
            <text:p>An {'unripe fruit presence'} trait that is a {quality of} a {whole plant} that does not have any unripe fruits {$'unripe fruit'}.</text:p>
          </table:table-cell>
          <table:table-cell table:style-name="ce8" table:formula="of:=CONCATENATE([.D36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unripe fruit presence' AND 'has quality measurement' SOME (&#10;    'measurement datum' AND (&#10;        ('upper count' VALUE 0) OR ('upper percent' VALUE 0.0f)&#10;    )&#10;)" calcext:value-type="string">
            <text:p>'unripe fruit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style-name="ce8" table:formula="of:=SUBSTITUTE([.C36]; &quot;absent&quot;; &quot;present&quot;)" office:value-type="string" office:string-value="'unripe fruits present'" calcext:value-type="string">
            <text:p>'unripe fruits present'</text:p>
          </table:table-cell>
          <table:table-cell table:style-name="ce5" table:formula="of:=CONCATENATE(&quot;'plant structure presence' AND 'quality of' SOME (&quot;; CHAR(10); &quot;    'whole plant' AND NOT ('has part' SOME &quot;; [.E36]; &quot;)&quot;; CHAR(10); &quot;)&quot;)" office:value-type="string" office:string-value="'plant structure presence' AND 'quality of' SOME (&#10;    'whole plant' AND NOT ('has part' SOME 'unripe fruit')&#10;)" calcext:value-type="string">
            <text:p>'plant structure presence' AND 'quality of' SOME (</text:p>
            <text:p>    'whole plant' AND NOT ('has part' SOME 'unripe fruit')</text:p>
            <text:p>)</text:p>
          </table:table-cell>
          <table:table-cell table:number-columns-repeated="3"/>
        </table:table-row>
        <table:table-row table:style-name="ro3">
          <table:table-cell table:style-name="Default" table:number-columns-repeated="2"/>
          <table:table-cell table:number-columns-repeated="2"/>
          <table:table-cell table:style-name="ce6"/>
          <table:table-cell table:number-columns-repeated="7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632</text:p>
          </table:table-cell>
          <table:table-cell table:style-name="ce5" table:formula="of:=SUBSTITUTE([.D38]; &quot; presence&quot;; &quot;s absent&quot;)" office:value-type="string" office:string-value="'cones absent'" calcext:value-type="string">
            <text:p>'cones absent'</text:p>
          </table:table-cell>
          <table:table-cell office:value-type="string" calcext:value-type="string">
            <text:p>'cone presence'</text:p>
          </table:table-cell>
          <table:table-cell office:value-type="string" calcext:value-type="string">
            <text:p>PO:'strobilus'</text:p>
          </table:table-cell>
          <table:table-cell table:style-name="ce8" table:formula="of:=CONCATENATE(&quot;A {&quot;; [.D38]; &quot;} trait that is a {quality of} a {whole plant} that does not have any cones {$&quot;; [.E38]; &quot;}.&quot;)" office:value-type="string" office:string-value="A {'cone presence'} trait that is a {quality of} a {whole plant} that does not have any cones {$PO:'strobilus'}." calcext:value-type="string">
            <text:p>A {'cone presence'} trait that is a {quality of} a {whole plant} that does not have any cones {$PO:'strobilus'}.</text:p>
          </table:table-cell>
          <table:table-cell table:style-name="ce8" table:formula="of:=CONCATENATE([.D38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cone presence' AND 'has quality measurement' SOME (&#10;    'measurement datum' AND (&#10;        ('upper count' VALUE 0) OR ('upper percent' VALUE 0.0f)&#10;    )&#10;)" calcext:value-type="string">
            <text:p>'cone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style-name="ce8" table:formula="of:=SUBSTITUTE([.C38]; &quot;absent&quot;; &quot;present&quot;)" office:value-type="string" office:string-value="'cones present'" calcext:value-type="string">
            <text:p>'cones present'</text:p>
          </table:table-cell>
          <table:table-cell table:style-name="ce5" table:formula="of:=CONCATENATE(&quot;'plant structure presence' AND 'quality of' SOME (&quot;; CHAR(10); &quot;    'whole plant' AND NOT ('has part' SOME &quot;; [.E38]; &quot;)&quot;; CHAR(10); &quot;)&quot;)" office:value-type="string" office:string-value="'plant structure presence' AND 'quality of' SOME (&#10;    'whole plant' AND NOT ('has part' SOME PO:'strobilus')&#10;)" calcext:value-type="string">
            <text:p>'plant structure presence' AND 'quality of' SOME (</text:p>
            <text:p>    'whole plant' AND NOT ('has part' SOME PO:'strobilus')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633</text:p>
          </table:table-cell>
          <table:table-cell table:style-name="ce5" table:formula="of:=SUBSTITUTE([.D39]; &quot; presence&quot;; &quot;s absent&quot;)" office:value-type="string" office:string-value="'pollen cones absent'" calcext:value-type="string">
            <text:p>'pollen cones absent'</text:p>
          </table:table-cell>
          <table:table-cell office:value-type="string" calcext:value-type="string">
            <text:p>'pollen cone presence'</text:p>
          </table:table-cell>
          <table:table-cell table:style-name="ce3" office:value-type="string" calcext:value-type="string">
            <text:p>PO:'microsporangiate strobilus'</text:p>
          </table:table-cell>
          <table:table-cell table:style-name="ce8" table:formula="of:=CONCATENATE(&quot;A {&quot;; [.D39]; &quot;} trait that is a {quality of} a {whole plant} that does not have any pollen cones {$&quot;; [.E39]; &quot;}.&quot;)" office:value-type="string" office:string-value="A {'pollen cone presence'} trait that is a {quality of} a {whole plant} that does not have any pollen cones {$PO:'microsporangiate strobilus'}." calcext:value-type="string">
            <text:p>A {'pollen cone presence'} trait that is a {quality of} a {whole plant} that does not have any pollen cones {$PO:'microsporangiate strobilus'}.</text:p>
          </table:table-cell>
          <table:table-cell table:style-name="ce8" table:formula="of:=CONCATENATE([.D39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pollen cone presence' AND 'has quality measurement' SOME (&#10;    'measurement datum' AND (&#10;        ('upper count' VALUE 0) OR ('upper percent' VALUE 0.0f)&#10;    )&#10;)" calcext:value-type="string">
            <text:p>'pollen cone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style-name="ce8" table:formula="of:=SUBSTITUTE([.C39]; &quot;absent&quot;; &quot;present&quot;)" office:value-type="string" office:string-value="'pollen cones present'" calcext:value-type="string">
            <text:p>'pollen cones present'</text:p>
          </table:table-cell>
          <table:table-cell table:style-name="ce5" table:formula="of:=CONCATENATE(&quot;'plant structure presence' AND 'quality of' SOME (&quot;; CHAR(10); &quot;    'whole plant' AND NOT ('has part' SOME &quot;; [.E39]; &quot;)&quot;; CHAR(10); &quot;)&quot;)" office:value-type="string" office:string-value="'plant structure presence' AND 'quality of' SOME (&#10;    'whole plant' AND NOT ('has part' SOME PO:'microsporangiate strobilus')&#10;)" calcext:value-type="string">
            <text:p>'plant structure presence' AND 'quality of' SOME (</text:p>
            <text:p>    'whole plant' AND NOT ('has part' SOME PO:'microsporangiate strobilus')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634</text:p>
          </table:table-cell>
          <table:table-cell table:style-name="ce5" table:formula="of:=SUBSTITUTE([.D40]; &quot; presence&quot;; &quot;s absent&quot;)" office:value-type="string" office:string-value="'fresh pollen cones absent'" calcext:value-type="string">
            <text:p>'fresh pollen cones absent'</text:p>
          </table:table-cell>
          <table:table-cell table:formula="of:=SUBSTITUTE([.E40]; &quot;'&quot;; &quot; presence'&quot;; 2)" office:value-type="string" office:string-value="'fresh pollen cone presence'" calcext:value-type="string">
            <text:p>'fresh pollen cone presence'</text:p>
          </table:table-cell>
          <table:table-cell table:style-name="ce3" office:value-type="string" calcext:value-type="string">
            <text:p>'fresh pollen cone'</text:p>
          </table:table-cell>
          <table:table-cell table:style-name="ce8" table:formula="of:=CONCATENATE(&quot;A {&quot;; [.D40]; &quot;} trait that is a {quality of} a {whole plant} that does not have any &quot;; SUBSTITUTE(SUBSTITUTE([.E40]; &quot;'&quot;; &quot;s&quot;; 2); &quot;'&quot;; &quot;&quot;); &quot; {$&quot;; [.E40]; &quot;}.&quot;)" office:value-type="string" office:string-value="A {'fresh pollen cone presence'} trait that is a {quality of} a {whole plant} that does not have any fresh pollen cones {$'fresh pollen cone'}." calcext:value-type="string">
            <text:p>A {'fresh pollen cone presence'} trait that is a {quality of} a {whole plant} that does not have any fresh pollen cones {$'fresh pollen cone'}.</text:p>
          </table:table-cell>
          <table:table-cell table:style-name="ce8" table:formula="of:=CONCATENATE([.D40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fresh pollen cone presence' AND 'has quality measurement' SOME (&#10;    'measurement datum' AND (&#10;        ('upper count' VALUE 0) OR ('upper percent' VALUE 0.0f)&#10;    )&#10;)" calcext:value-type="string">
            <text:p>'fresh pollen cone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style-name="ce8" table:formula="of:=SUBSTITUTE([.C40]; &quot;absent&quot;; &quot;present&quot;)" office:value-type="string" office:string-value="'fresh pollen cones present'" calcext:value-type="string">
            <text:p>'fresh pollen cones present'</text:p>
          </table:table-cell>
          <table:table-cell table:style-name="ce5" table:formula="of:=CONCATENATE(&quot;'plant structure presence' AND 'quality of' SOME (&quot;; CHAR(10); &quot;    'whole plant' AND NOT ('has part' SOME &quot;; [.E40]; &quot;)&quot;; CHAR(10); &quot;)&quot;)" office:value-type="string" office:string-value="'plant structure presence' AND 'quality of' SOME (&#10;    'whole plant' AND NOT ('has part' SOME 'fresh pollen cone')&#10;)" calcext:value-type="string">
            <text:p>'plant structure presence' AND 'quality of' SOME (</text:p>
            <text:p>    'whole plant' AND NOT ('has part' SOME 'fresh pollen cone')</text:p>
            <text:p>)</text:p>
          </table:table-cell>
          <table:table-cell table:style-name="Default"/>
          <table:table-cell table:number-columns-repeated="2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635</text:p>
          </table:table-cell>
          <table:table-cell table:style-name="ce5" table:formula="of:=SUBSTITUTE([.D41]; &quot; presence&quot;; &quot;s absent&quot;)" office:value-type="string" office:string-value="'open pollen cones absent'" calcext:value-type="string">
            <text:p>'open pollen cones absent'</text:p>
          </table:table-cell>
          <table:table-cell table:formula="of:=SUBSTITUTE([.E41]; &quot;'&quot;; &quot; presence'&quot;; 2)" office:value-type="string" office:string-value="'open pollen cone presence'" calcext:value-type="string">
            <text:p>'open pollen cone presence'</text:p>
          </table:table-cell>
          <table:table-cell table:style-name="ce3" office:value-type="string" calcext:value-type="string">
            <text:p>'open pollen cone'</text:p>
          </table:table-cell>
          <table:table-cell table:style-name="ce8" table:formula="of:=CONCATENATE(&quot;An {&quot;; [.D41]; &quot;} trait that is a {quality of} a {whole plant} that does not have any &quot;; SUBSTITUTE(SUBSTITUTE([.E41]; &quot;'&quot;; &quot;s&quot;; 2); &quot;'&quot;; &quot;&quot;); &quot; {$&quot;; [.E41]; &quot;}.&quot;)" office:value-type="string" office:string-value="An {'open pollen cone presence'} trait that is a {quality of} a {whole plant} that does not have any open pollen cones {$'open pollen cone'}." calcext:value-type="string">
            <text:p>An {'open pollen cone presence'} trait that is a {quality of} a {whole plant} that does not have any open pollen cones {$'open pollen cone'}.</text:p>
          </table:table-cell>
          <table:table-cell table:style-name="ce8" table:formula="of:=CONCATENATE([.D41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open pollen cone presence' AND 'has quality measurement' SOME (&#10;    'measurement datum' AND (&#10;        ('upper count' VALUE 0) OR ('upper percent' VALUE 0.0f)&#10;    )&#10;)" calcext:value-type="string">
            <text:p>'open pollen cone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style-name="ce8" table:formula="of:=SUBSTITUTE([.C41]; &quot;absent&quot;; &quot;present&quot;)" office:value-type="string" office:string-value="'open pollen cones present'" calcext:value-type="string">
            <text:p>'open pollen cones present'</text:p>
          </table:table-cell>
          <table:table-cell table:style-name="ce5" table:formula="of:=CONCATENATE(&quot;'plant structure presence' AND 'quality of' SOME (&quot;; CHAR(10); &quot;    'whole plant' AND NOT ('has part' SOME &quot;; [.E41]; &quot;)&quot;; CHAR(10); &quot;)&quot;)" office:value-type="string" office:string-value="'plant structure presence' AND 'quality of' SOME (&#10;    'whole plant' AND NOT ('has part' SOME 'open pollen cone')&#10;)" calcext:value-type="string">
            <text:p>'plant structure presence' AND 'quality of' SOME (</text:p>
            <text:p>    'whole plant' AND NOT ('has part' SOME 'open pollen cone')</text:p>
            <text:p>)</text:p>
          </table:table-cell>
          <table:table-cell table:style-name="Default"/>
          <table:table-cell table:number-columns-repeated="2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636</text:p>
          </table:table-cell>
          <table:table-cell table:style-name="ce5" table:formula="of:=SUBSTITUTE([.D42]; &quot; presence&quot;; &quot;s absent&quot;)" office:value-type="string" office:string-value="'pollen-releasing pollen cones absent'" calcext:value-type="string">
            <text:p>'pollen-releasing pollen cones absent'</text:p>
          </table:table-cell>
          <table:table-cell table:formula="of:=SUBSTITUTE([.E42]; &quot;'&quot;; &quot; presence'&quot;; 2)" office:value-type="string" office:string-value="'pollen-releasing pollen cone presence'" calcext:value-type="string">
            <text:p>'pollen-releasing pollen cone presence'</text:p>
          </table:table-cell>
          <table:table-cell table:style-name="ce3" office:value-type="string" calcext:value-type="string">
            <text:p>'pollen-releasing pollen cone'</text:p>
          </table:table-cell>
          <table:table-cell table:style-name="ce8" table:formula="of:=CONCATENATE(&quot;A {&quot;; [.D42]; &quot;} trait that is a {quality of} a {whole plant} that does not have any &quot;; SUBSTITUTE(SUBSTITUTE([.E42]; &quot;'&quot;; &quot;s&quot;; 2); &quot;'&quot;; &quot;&quot;); &quot; {$&quot;; [.E42]; &quot;}.&quot;)" office:value-type="string" office:string-value="A {'pollen-releasing pollen cone presence'} trait that is a {quality of} a {whole plant} that does not have any pollen-releasing pollen cones {$'pollen-releasing pollen cone'}." calcext:value-type="string">
            <text:p>A {'pollen-releasing pollen cone presence'} trait that is a {quality of} a {whole plant} that does not have any pollen-releasing pollen cones {$'pollen-releasing pollen cone'}.</text:p>
          </table:table-cell>
          <table:table-cell table:style-name="ce8" table:formula="of:=CONCATENATE([.D42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pollen-releasing pollen cone presence' AND 'has quality measurement' SOME (&#10;    'measurement datum' AND (&#10;        ('upper count' VALUE 0) OR ('upper percent' VALUE 0.0f)&#10;    )&#10;)" calcext:value-type="string">
            <text:p>'pollen-releasing pollen cone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style-name="ce8" table:formula="of:=SUBSTITUTE([.C42]; &quot;absent&quot;; &quot;present&quot;)" office:value-type="string" office:string-value="'pollen-releasing pollen cones present'" calcext:value-type="string">
            <text:p>'pollen-releasing pollen cones present'</text:p>
          </table:table-cell>
          <table:table-cell table:style-name="ce5" table:formula="of:=CONCATENATE(&quot;'plant structure presence' AND 'quality of' SOME (&quot;; CHAR(10); &quot;    'whole plant' AND NOT ('has part' SOME &quot;; [.E42]; &quot;)&quot;; CHAR(10); &quot;)&quot;)" office:value-type="string" office:string-value="'plant structure presence' AND 'quality of' SOME (&#10;    'whole plant' AND NOT ('has part' SOME 'pollen-releasing pollen cone')&#10;)" calcext:value-type="string">
            <text:p>'plant structure presence' AND 'quality of' SOME (</text:p>
            <text:p>    'whole plant' AND NOT ('has part' SOME 'pollen-releasing pollen cone')</text:p>
            <text:p>)</text:p>
          </table:table-cell>
          <table:table-cell table:style-name="Default"/>
          <table:table-cell table:number-columns-repeated="2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637</text:p>
          </table:table-cell>
          <table:table-cell table:style-name="ce5" table:formula="of:=SUBSTITUTE([.D43]; &quot; presence&quot;; &quot;s absent&quot;)" office:value-type="string" office:string-value="'seed cones absent'" calcext:value-type="string">
            <text:p>'seed cones absent'</text:p>
          </table:table-cell>
          <table:table-cell office:value-type="string" calcext:value-type="string">
            <text:p>'seed cone presence'</text:p>
          </table:table-cell>
          <table:table-cell table:style-name="ce3" office:value-type="string" calcext:value-type="string">
            <text:p>PO:'megasporangiate strobilus'</text:p>
          </table:table-cell>
          <table:table-cell table:style-name="ce8" table:formula="of:=CONCATENATE(&quot;A {&quot;; [.D43]; &quot;} trait that is a {quality of} a {whole plant} that does not have any seed cones {$&quot;; [.E43]; &quot;}.&quot;)" office:value-type="string" office:string-value="A {'seed cone presence'} trait that is a {quality of} a {whole plant} that does not have any seed cones {$PO:'megasporangiate strobilus'}." calcext:value-type="string">
            <text:p>A {'seed cone presence'} trait that is a {quality of} a {whole plant} that does not have any seed cones {$PO:'megasporangiate strobilus'}.</text:p>
          </table:table-cell>
          <table:table-cell table:style-name="ce8" table:formula="of:=CONCATENATE([.D43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seed cone presence' AND 'has quality measurement' SOME (&#10;    'measurement datum' AND (&#10;        ('upper count' VALUE 0) OR ('upper percent' VALUE 0.0f)&#10;    )&#10;)" calcext:value-type="string">
            <text:p>'seed cone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style-name="ce8" table:formula="of:=SUBSTITUTE([.C43]; &quot;absent&quot;; &quot;present&quot;)" office:value-type="string" office:string-value="'seed cones present'" calcext:value-type="string">
            <text:p>'seed cones present'</text:p>
          </table:table-cell>
          <table:table-cell table:style-name="ce5" table:formula="of:=CONCATENATE(&quot;'plant structure presence' AND 'quality of' SOME (&quot;; CHAR(10); &quot;    'whole plant' AND NOT ('has part' SOME &quot;; [.E43]; &quot;)&quot;; CHAR(10); &quot;)&quot;)" office:value-type="string" office:string-value="'plant structure presence' AND 'quality of' SOME (&#10;    'whole plant' AND NOT ('has part' SOME PO:'megasporangiate strobilus')&#10;)" calcext:value-type="string">
            <text:p>'plant structure presence' AND 'quality of' SOME (</text:p>
            <text:p>    'whole plant' AND NOT ('has part' SOME PO:'megasporangiate strobilus')</text:p>
            <text:p>)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2638</text:p>
          </table:table-cell>
          <table:table-cell table:style-name="ce5" table:formula="of:=SUBSTITUTE([.D44]; &quot; presence&quot;; &quot;s absent&quot;)" office:value-type="string" office:string-value="'fresh seed cones absent'" calcext:value-type="string">
            <text:p>'fresh seed cones absent'</text:p>
          </table:table-cell>
          <table:table-cell table:formula="of:=SUBSTITUTE([.E44]; &quot;'&quot;; &quot; presence'&quot;; 2)" office:value-type="string" office:string-value="'fresh seed cone presence'" calcext:value-type="string">
            <text:p>'fresh seed cone presence'</text:p>
          </table:table-cell>
          <table:table-cell table:style-name="ce3" office:value-type="string" calcext:value-type="string">
            <text:p>'fresh seed cone'</text:p>
          </table:table-cell>
          <table:table-cell table:style-name="ce8" table:formula="of:=CONCATENATE(&quot;A {&quot;; [.D44]; &quot;} trait that is a {quality of} a {whole plant} that does not have any &quot;; SUBSTITUTE(SUBSTITUTE([.E44]; &quot;'&quot;; &quot;s&quot;; 2); &quot;'&quot;; &quot;&quot;); &quot; {$&quot;; [.E44]; &quot;}.&quot;)" office:value-type="string" office:string-value="A {'fresh seed cone presence'} trait that is a {quality of} a {whole plant} that does not have any fresh seed cones {$'fresh seed cone'}." calcext:value-type="string">
            <text:p>A {'fresh seed cone presence'} trait that is a {quality of} a {whole plant} that does not have any fresh seed cones {$'fresh seed cone'}.</text:p>
          </table:table-cell>
          <table:table-cell table:style-name="ce8" table:formula="of:=CONCATENATE([.D44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fresh seed cone presence' AND 'has quality measurement' SOME (&#10;    'measurement datum' AND (&#10;        ('upper count' VALUE 0) OR ('upper percent' VALUE 0.0f)&#10;    )&#10;)" calcext:value-type="string">
            <text:p>'fresh seed cone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style-name="ce8" table:formula="of:=SUBSTITUTE([.C44]; &quot;absent&quot;; &quot;present&quot;)" office:value-type="string" office:string-value="'fresh seed cones present'" calcext:value-type="string">
            <text:p>'fresh seed cones present'</text:p>
          </table:table-cell>
          <table:table-cell table:style-name="ce5" table:formula="of:=CONCATENATE(&quot;'plant structure presence' AND 'quality of' SOME (&quot;; CHAR(10); &quot;    'whole plant' AND NOT ('has part' SOME &quot;; [.E44]; &quot;)&quot;; CHAR(10); &quot;)&quot;)" office:value-type="string" office:string-value="'plant structure presence' AND 'quality of' SOME (&#10;    'whole plant' AND NOT ('has part' SOME 'fresh seed cone')&#10;)" calcext:value-type="string">
            <text:p>'plant structure presence' AND 'quality of' SOME (</text:p>
            <text:p>    'whole plant' AND NOT ('has part' SOME 'fresh seed cone')</text:p>
            <text:p>)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2639</text:p>
          </table:table-cell>
          <table:table-cell table:style-name="ce5" table:formula="of:=SUBSTITUTE([.D45]; &quot; presence&quot;; &quot;s absent&quot;)" office:value-type="string" office:string-value="'ripening seed cones absent'" calcext:value-type="string">
            <text:p>'ripening seed cones absent'</text:p>
          </table:table-cell>
          <table:table-cell table:formula="of:=SUBSTITUTE([.E45]; &quot;'&quot;; &quot; presence'&quot;; 2)" office:value-type="string" office:string-value="'ripening seed cone presence'" calcext:value-type="string">
            <text:p>'ripening seed cone presence'</text:p>
          </table:table-cell>
          <table:table-cell table:style-name="ce3" office:value-type="string" calcext:value-type="string">
            <text:p>'ripening seed cone'</text:p>
          </table:table-cell>
          <table:table-cell table:style-name="ce8" table:formula="of:=CONCATENATE(&quot;A {&quot;; [.D45]; &quot;} trait that is a {quality of} a {whole plant} that does not have any &quot;; SUBSTITUTE(SUBSTITUTE([.E45]; &quot;'&quot;; &quot;s&quot;; 2); &quot;'&quot;; &quot;&quot;); &quot; {$&quot;; [.E45]; &quot;}.&quot;)" office:value-type="string" office:string-value="A {'ripening seed cone presence'} trait that is a {quality of} a {whole plant} that does not have any ripening seed cones {$'ripening seed cone'}." calcext:value-type="string">
            <text:p>A {'ripening seed cone presence'} trait that is a {quality of} a {whole plant} that does not have any ripening seed cones {$'ripening seed cone'}.</text:p>
          </table:table-cell>
          <table:table-cell table:style-name="ce8" table:formula="of:=CONCATENATE([.D45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ripening seed cone presence' AND 'has quality measurement' SOME (&#10;    'measurement datum' AND (&#10;        ('upper count' VALUE 0) OR ('upper percent' VALUE 0.0f)&#10;    )&#10;)" calcext:value-type="string">
            <text:p>'ripening seed cone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style-name="ce8" table:formula="of:=SUBSTITUTE([.C45]; &quot;absent&quot;; &quot;present&quot;)" office:value-type="string" office:string-value="'ripening seed cones present'" calcext:value-type="string">
            <text:p>'ripening seed cones present'</text:p>
          </table:table-cell>
          <table:table-cell table:style-name="ce5" table:formula="of:=CONCATENATE(&quot;'plant structure presence' AND 'quality of' SOME (&quot;; CHAR(10); &quot;    'whole plant' AND NOT ('has part' SOME &quot;; [.E45]; &quot;)&quot;; CHAR(10); &quot;)&quot;)" office:value-type="string" office:string-value="'plant structure presence' AND 'quality of' SOME (&#10;    'whole plant' AND NOT ('has part' SOME 'ripening seed cone')&#10;)" calcext:value-type="string">
            <text:p>'plant structure presence' AND 'quality of' SOME (</text:p>
            <text:p>    'whole plant' AND NOT ('has part' SOME 'ripening seed cone')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640</text:p>
          </table:table-cell>
          <table:table-cell table:style-name="ce5" table:formula="of:=SUBSTITUTE([.D46]; &quot; presence&quot;; &quot;s absent&quot;)" office:value-type="string" office:string-value="'unripe seed cones absent'" calcext:value-type="string">
            <text:p>'unripe seed cones absent'</text:p>
          </table:table-cell>
          <table:table-cell table:formula="of:=SUBSTITUTE([.E46]; &quot;'&quot;; &quot; presence'&quot;; 2)" office:value-type="string" office:string-value="'unripe seed cone presence'" calcext:value-type="string">
            <text:p>'unripe seed cone presence'</text:p>
          </table:table-cell>
          <table:table-cell table:style-name="ce7" office:value-type="string" calcext:value-type="string">
            <text:p>'unripe seed cone'</text:p>
          </table:table-cell>
          <table:table-cell table:style-name="ce8" table:formula="of:=CONCATENATE(&quot;An {&quot;; [.D46]; &quot;} trait that is a {quality of} a {whole plant} that does not have any &quot;; SUBSTITUTE(SUBSTITUTE([.E46]; &quot;'&quot;; &quot;s&quot;; 2); &quot;'&quot;; &quot;&quot;); &quot; {$&quot;; [.E46]; &quot;}.&quot;)" office:value-type="string" office:string-value="An {'unripe seed cone presence'} trait that is a {quality of} a {whole plant} that does not have any unripe seed cones {$'unripe seed cone'}." calcext:value-type="string">
            <text:p>An {'unripe seed cone presence'} trait that is a {quality of} a {whole plant} that does not have any unripe seed cones {$'unripe seed cone'}.</text:p>
          </table:table-cell>
          <table:table-cell table:style-name="ce8" table:formula="of:=CONCATENATE([.D46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unripe seed cone presence' AND 'has quality measurement' SOME (&#10;    'measurement datum' AND (&#10;        ('upper count' VALUE 0) OR ('upper percent' VALUE 0.0f)&#10;    )&#10;)" calcext:value-type="string">
            <text:p>'unripe seed cone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style-name="ce8" table:formula="of:=SUBSTITUTE([.C46]; &quot;absent&quot;; &quot;present&quot;)" office:value-type="string" office:string-value="'unripe seed cones present'" calcext:value-type="string">
            <text:p>'unripe seed cones present'</text:p>
          </table:table-cell>
          <table:table-cell table:style-name="ce5" table:formula="of:=CONCATENATE(&quot;'plant structure presence' AND 'quality of' SOME (&quot;; CHAR(10); &quot;    'whole plant' AND NOT ('has part' SOME &quot;; [.E46]; &quot;)&quot;; CHAR(10); &quot;)&quot;)" office:value-type="string" office:string-value="'plant structure presence' AND 'quality of' SOME (&#10;    'whole plant' AND NOT ('has part' SOME 'unripe seed cone')&#10;)" calcext:value-type="string">
            <text:p>'plant structure presence' AND 'quality of' SOME (</text:p>
            <text:p>    'whole plant' AND NOT ('has part' SOME 'unripe seed cone')</text:p>
            <text:p>)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2641</text:p>
          </table:table-cell>
          <table:table-cell table:style-name="ce5" table:formula="of:=SUBSTITUTE([.D47]; &quot; presence&quot;; &quot;s absent&quot;)" office:value-type="string" office:string-value="'ripe seed cones absent'" calcext:value-type="string">
            <text:p>'ripe seed cones absent'</text:p>
          </table:table-cell>
          <table:table-cell table:formula="of:=SUBSTITUTE([.E47]; &quot;'&quot;; &quot; presence'&quot;; 2)" office:value-type="string" office:string-value="'ripe seed cone presence'" calcext:value-type="string">
            <text:p>'ripe seed cone presence'</text:p>
          </table:table-cell>
          <table:table-cell table:style-name="ce7" office:value-type="string" calcext:value-type="string">
            <text:p>'ripe seed cone'</text:p>
          </table:table-cell>
          <table:table-cell table:style-name="ce8" table:formula="of:=CONCATENATE(&quot;A {&quot;; [.D47]; &quot;} trait that is a {quality of} a {whole plant} that does not have any &quot;; SUBSTITUTE(SUBSTITUTE([.E47]; &quot;'&quot;; &quot;s&quot;; 2); &quot;'&quot;; &quot;&quot;); &quot; {$&quot;; [.E47]; &quot;}.&quot;)" office:value-type="string" office:string-value="A {'ripe seed cone presence'} trait that is a {quality of} a {whole plant} that does not have any ripe seed cones {$'ripe seed cone'}." calcext:value-type="string">
            <text:p>A {'ripe seed cone presence'} trait that is a {quality of} a {whole plant} that does not have any ripe seed cones {$'ripe seed cone'}.</text:p>
          </table:table-cell>
          <table:table-cell table:style-name="ce8" table:formula="of:=CONCATENATE([.D47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ripe seed cone presence' AND 'has quality measurement' SOME (&#10;    'measurement datum' AND (&#10;        ('upper count' VALUE 0) OR ('upper percent' VALUE 0.0f)&#10;    )&#10;)" calcext:value-type="string">
            <text:p>'ripe seed cone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style-name="ce8" table:formula="of:=SUBSTITUTE([.C47]; &quot;absent&quot;; &quot;present&quot;)" office:value-type="string" office:string-value="'ripe seed cones present'" calcext:value-type="string">
            <text:p>'ripe seed cones present'</text:p>
          </table:table-cell>
          <table:table-cell table:style-name="ce5" table:formula="of:=CONCATENATE(&quot;'plant structure presence' AND 'quality of' SOME (&quot;; CHAR(10); &quot;    'whole plant' AND NOT ('has part' SOME &quot;; [.E47]; &quot;)&quot;; CHAR(10); &quot;)&quot;)" office:value-type="string" office:string-value="'plant structure presence' AND 'quality of' SOME (&#10;    'whole plant' AND NOT ('has part' SOME 'ripe seed cone')&#10;)" calcext:value-type="string">
            <text:p>'plant structure presence' AND 'quality of' SOME (</text:p>
            <text:p>    'whole plant' AND NOT ('has part' SOME 'ripe seed cone')</text:p>
            <text:p>)</text:p>
          </table:table-cell>
          <table:table-cell table:number-columns-repeated="3"/>
        </table:table-row>
        <table:table-row table:style-name="ro3">
          <table:table-cell table:style-name="Default" table:number-columns-repeated="2"/>
          <table:table-cell table:style-name="ce5" table:formula="of:=SUBSTITUTE([.D48]; &quot; presence&quot;; &quot;s absent&quot;)">
            <text:p/>
          </table:table-cell>
          <table:table-cell/>
          <table:table-cell table:style-name="ce7"/>
          <table:table-cell table:number-columns-repeated="7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2642</text:p>
          </table:table-cell>
          <table:table-cell office:value-type="string" calcext:value-type="string">
            <text:p>'abscised plant structures absent'</text:p>
          </table:table-cell>
          <table:table-cell office:value-type="string" calcext:value-type="string">
            <text:p>'abscised plant structure presence'</text:p>
          </table:table-cell>
          <table:table-cell office:value-type="string" calcext:value-type="string">
            <text:p>'plant structure'</text:p>
          </table:table-cell>
          <table:table-cell table:style-name="ce5" office:value-type="string" calcext:value-type="string">
            <text:p>An {abscised plant structure presence} trait that is a {quality of} a {whole plant} from which none of some {plant structure} have been abscised or removed.</text:p>
          </table:table-cell>
          <table:table-cell table:style-name="ce5" table:formula="of:=CONCATENATE([.D49];&quot; AND 'has quality measurement' SOME (&quot;;CHAR(10);&quot;    'measurement datum' AND (&quot;;CHAR(10);&quot;        ('upper count' VALUE 0) OR ('upper percent' VALUE 0.0f)&quot;;CHAR(10);&quot;    )&quot;;CHAR(10);&quot;) &quot;)" office:value-type="string" office:string-value="'abscised plant structure presence' AND 'has quality measurement' SOME (&#10;    'measurement datum' AND (&#10;        ('upper count' VALUE 0) OR ('upper percent' VALUE 0.0f)&#10;    )&#10;) " calcext:value-type="string">
            <text:p>'abscised plant structure presence' AND 'has quality measurement' SOME (</text:p>
            <text:p>    'measurement datum' AND (</text:p>
            <text:p>        ('upper count' VALUE 0) OR ('upper percent' VALUE 0.0f)</text:p>
            <text:p>    )</text:p>
            <text:p>) </text:p>
          </table:table-cell>
          <table:table-cell table:style-name="ce8" table:formula="of:=SUBSTITUTE([.C49]; &quot;absent&quot;; &quot;present&quot;)" office:value-type="string" office:string-value="'abscised plant structures present'" calcext:value-type="string">
            <text:p>'abscised plant structures present'</text:p>
          </table:table-cell>
          <table:table-cell table:style-name="ce5" table:formula="of:=CONCATENATE(&quot;'abscised plant structure presence' AND 'quality of' SOME (&quot;; CHAR(10); &quot;    'whole plant' AND NOT ('abscised' SOME &quot;; [.E49]; &quot;)&quot;; CHAR(10); &quot;)&quot;)" office:value-type="string" office:string-value="'abscised plant structure presence' AND 'quality of' SOME (&#10;    'whole plant' AND NOT ('abscised' SOME 'plant structure')&#10;)" calcext:value-type="string">
            <text:p>'abscised plant structure presence' AND 'quality of' SOME (</text:p>
            <text:p>    'whole plant' AND NOT ('abscised' SOME 'plant structure')</text:p>
            <text:p>)</text:p>
          </table:table-cell>
          <table:table-cell table:style-name="Default"/>
          <table:table-cell table:number-columns-repeated="2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2643</text:p>
          </table:table-cell>
          <table:table-cell table:style-name="ce5" office:value-type="string" calcext:value-type="string">
            <text:p>'abscised leaves absent'</text:p>
          </table:table-cell>
          <table:table-cell office:value-type="string" calcext:value-type="string">
            <text:p>'abscised leaf presence'</text:p>
          </table:table-cell>
          <table:table-cell office:value-type="string" calcext:value-type="string">
            <text:p>'true leaf'</text:p>
          </table:table-cell>
          <table:table-cell table:style-name="ce5" office:value-type="string" calcext:value-type="string">
            <text:p>An {abscised leaf presence} trait that is a {quality of} a {whole plant} from which at no true leaves {$true leaf} have been {abscised}.</text:p>
          </table:table-cell>
          <table:table-cell table:style-name="ce8" table:formula="of:=CONCATENATE([.D50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abscised leaf presence' AND 'has quality measurement' SOME (&#10;    'measurement datum' AND (&#10;        ('upper count' VALUE 0) OR ('upper percent' VALUE 0.0f)&#10;    )&#10;)" calcext:value-type="string">
            <text:p>'abscised leaf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style-name="ce8" table:formula="of:=SUBSTITUTE([.C50]; &quot;absent&quot;; &quot;present&quot;)" office:value-type="string" office:string-value="'abscised leaves present'" calcext:value-type="string">
            <text:p>'abscised leaves present'</text:p>
          </table:table-cell>
          <table:table-cell table:style-name="ce5" table:formula="of:=CONCATENATE(&quot;'abscised plant structure presence' AND 'quality of' SOME (&quot;; CHAR(10); &quot;    'whole plant' AND NOT ('abscised' SOME &quot;; [.E50]; &quot;)&quot;; CHAR(10); &quot;)&quot;)" office:value-type="string" office:string-value="'abscised plant structure presence' AND 'quality of' SOME (&#10;    'whole plant' AND NOT ('abscised' SOME 'true leaf')&#10;)" calcext:value-type="string">
            <text:p>'abscised plant structure presence' AND 'quality of' SOME (</text:p>
            <text:p>    'whole plant' AND NOT ('abscised' SOME 'true leaf')</text:p>
            <text:p>)</text:p>
          </table:table-cell>
          <table:table-cell table:style-name="Default"/>
          <table:table-cell table:number-columns-repeated="2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644</text:p>
          </table:table-cell>
          <table:table-cell table:style-name="ce5" office:value-type="string" calcext:value-type="string">
            <text:p>'abscised fruits or seeds absent'</text:p>
          </table:table-cell>
          <table:table-cell office:value-type="string" calcext:value-type="string">
            <text:p>'abscised fruit or seed presence'</text:p>
          </table:table-cell>
          <table:table-cell office:value-type="string" calcext:value-type="string">
            <text:p>'ripe fruit'</text:p>
          </table:table-cell>
          <table:table-cell table:style-name="ce5" office:value-type="string" calcext:value-type="string">
            <text:p>An {abscised fruit or seed presence} trait that is a {quality of} a {whole plant} from which no ripe fruits {$ripe fruit} have been abscised or removed by herbivores and that does not have any ripe fruits that have {abscised} any mature seeds {$mature seed}.</text:p>
          </table:table-cell>
          <table:table-cell table:style-name="ce8" table:formula="of:=CONCATENATE([.D51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abscised fruit or seed presence' AND 'has quality measurement' SOME (&#10;    'measurement datum' AND (&#10;        ('upper count' VALUE 0) OR ('upper percent' VALUE 0.0f)&#10;    )&#10;)" calcext:value-type="string">
            <text:p>'abscised fruit or seed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style-name="ce8" table:formula="of:=SUBSTITUTE([.C51]; &quot;absent&quot;; &quot;present&quot;)" office:value-type="string" office:string-value="'abscised fruits or seeds present'" calcext:value-type="string">
            <text:p>'abscised fruits or seeds present'</text:p>
          </table:table-cell>
          <table:table-cell table:style-name="ce5" table:formula="of:=CONCATENATE(&quot;'abscised plant structure presence' AND 'quality of' SOME (&quot;; CHAR(10); &quot;    'whole plant' AND NOT ('abscised' SOME &quot;; [.E51]; &quot;)&quot;; CHAR(10); &quot;)&quot;)" office:value-type="string" office:string-value="'abscised plant structure presence' AND 'quality of' SOME (&#10;    'whole plant' AND NOT ('abscised' SOME 'ripe fruit')&#10;)" calcext:value-type="string">
            <text:p>'abscised plant structure presence' AND 'quality of' SOME (</text:p>
            <text:p>    'whole plant' AND NOT ('abscised' SOME 'ripe fruit')</text:p>
            <text:p>)</text:p>
          </table:table-cell>
          <table:table-cell table:style-name="Default"/>
          <table:table-cell table:number-columns-repeated="2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2645</text:p>
          </table:table-cell>
          <table:table-cell table:style-name="ce5" office:value-type="string" calcext:value-type="string">
            <text:p>'abscised cones or seeds absent'</text:p>
          </table:table-cell>
          <table:table-cell office:value-type="string" calcext:value-type="string">
            <text:p>'abscised cone or seed presence'</text:p>
          </table:table-cell>
          <table:table-cell office:value-type="string" calcext:value-type="string">
            <text:p>'ripe seed cone'</text:p>
          </table:table-cell>
          <table:table-cell table:style-name="ce8" office:value-type="string" calcext:value-type="string">
            <text:p>An {abscised cone or seed presence} trait that is a {quality of} a {whole plant} from which no ripe seed cones {$ripe seed cone} have been abscised or removed by herbivores and that does not have any ripe seed cones that have {abscised} any mature seeds {$mature seed}.</text:p>
          </table:table-cell>
          <table:table-cell table:style-name="ce8" table:formula="of:=CONCATENATE([.D52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abscised cone or seed presence' AND 'has quality measurement' SOME (&#10;    'measurement datum' AND (&#10;        ('upper count' VALUE 0) OR ('upper percent' VALUE 0.0f)&#10;    )&#10;)" calcext:value-type="string">
            <text:p>'abscised cone or seed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style-name="ce8" table:formula="of:=SUBSTITUTE([.C52]; &quot;absent&quot;; &quot;present&quot;)" office:value-type="string" office:string-value="'abscised cones or seeds present'" calcext:value-type="string">
            <text:p>'abscised cones or seeds present'</text:p>
          </table:table-cell>
          <table:table-cell table:style-name="ce5" table:formula="of:=CONCATENATE(&quot;'abscised plant structure presence' AND 'quality of' SOME (&quot;; CHAR(10); &quot;    'whole plant' AND NOT ('abscised' SOME &quot;; [.E52]; &quot;)&quot;; CHAR(10); &quot;)&quot;)" office:value-type="string" office:string-value="'abscised plant structure presence' AND 'quality of' SOME (&#10;    'whole plant' AND NOT ('abscised' SOME 'ripe seed cone')&#10;)" calcext:value-type="string">
            <text:p>'abscised plant structure presence' AND 'quality of' SOME (</text:p>
            <text:p>    'whole plant' AND NOT ('abscised' SOME 'ripe seed cone')</text:p>
            <text:p>)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ce8" table:number-columns-repeated="3"/>
          <table:table-cell table:number-columns-repeated="3"/>
        </table:table-row>
        <table:table-row table:style-name="ro7">
          <table:table-cell/>
          <table:table-cell table:style-name="ce3"/>
          <table:table-cell table:number-columns-repeated="10"/>
        </table:table-row>
        <table:table-row table:style-name="ro1" table:number-rows-repeated="1048521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5P0" style:volatile="true">
      <number:currency-symbol>$</number:currency-symbol>
      <number:text> </number:text>
      <number:number number:decimal-places="0" loext:min-decimal-places="0" number:min-integer-digits="1" number:grouping="true"/>
      <number:text> </number:text>
    </number:currency-style>
    <number:currency-style style:name="N125P1" style:volatile="true">
      <number:currency-symbol>$</number:currency-symbol>
      <number:text> (</number:text>
      <number:number number:decimal-places="0" loext:min-decimal-places="0" number:min-integer-digits="1" number:grouping="true"/>
      <number:text>)</number:text>
    </number:currency-style>
    <number:currency-style style:name="N125P2" style:volatile="true">
      <number:currency-symbol>$</number:currency-symbol>
      <number:text>- </number:text>
    </number:currency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0" loext:min-decimal-places="0" number:min-integer-digits="1" number:grouping="true"/>
      <number:text> </number:text>
    </number:number-style>
    <number:number-style style:name="N129P1" style:volatile="true">
      <number:text>  (</number:text>
      <number:number number:decimal-places="0" loext:min-decimal-places="0" number:min-integer-digits="1" number:grouping="true"/>
      <number:text>)</number:text>
    </number:number-style>
    <number:number-style style:name="N129P2" style:volatile="true">
      <number:text> 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currency-style style:name="N132P0" style:volatile="true">
      <number:currency-symbol>$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32P1" style:volatile="true">
      <number:currency-symbol>$</number:currency-symbol>
      <number:text> (</number:text>
      <number:number number:decimal-places="2" loext:min-decimal-places="2" number:min-integer-digits="1" number:grouping="true"/>
      <number:text>)</number:text>
    </number:currency-style>
    <number:currency-style style:name="N132P2" style:volatile="true">
      <number:currency-symbol>$</number:currency-symbol>
      <number:text>- </number:text>
    </number:currency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P1" style:volatile="true">
      <number:text>  (</number:text>
      <number:number number:decimal-places="2" loext:min-decimal-places="2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9">00/00/0000</text:date>, <text:time style:data-style-name="N2" text:time-value="15:55:11.33304312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7-19T14:55:57.387173047</dc:date>
    <dc:creator>Brian </dc:creator>
    <meta:editing-duration>P18DT12H45M6S</meta:editing-duration>
    <meta:editing-cycles>154</meta:editing-cycles>
    <meta:generator>LibreOffice/5.1.4.2$Linux_X86_64 LibreOffice_project/10m0$Build-2</meta:generator>
    <meta:document-statistic meta:table-count="1" meta:cell-count="424" meta:object-count="0"/>
  </office:meta>
</office:document-meta>
</file>